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pt"/>
    </style:style>
    <style:style style:name="co2" style:family="table-column">
      <style:table-column-properties fo:break-before="auto" style:column-width="51.45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83.71pt"/>
    </style:style>
    <style:style style:name="co6" style:family="table-column">
      <style:table-column-properties fo:break-before="auto" style:column-width="89.6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7.21pt"/>
    </style:style>
    <style:style style:name="co9" style:family="table-column">
      <style:table-column-properties fo:break-before="auto" style:column-width="81.1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108.11pt"/>
    </style:style>
    <style:style style:name="co12" style:family="table-column">
      <style:table-column-properties fo:break-before="auto" style:column-width="61.74pt"/>
    </style:style>
    <style:style style:name="co13" style:family="table-column">
      <style:table-column-properties fo:break-before="auto" style:column-width="72.06pt"/>
    </style:style>
    <style:style style:name="co14" style:family="table-column">
      <style:table-column-properties fo:break-before="auto" style:column-width="110.61pt"/>
    </style:style>
    <style:style style:name="co15" style:family="table-column">
      <style:table-column-properties fo:break-before="auto" style:column-width="62.5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25.7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26">
      <style:table-cell-properties style:glyph-orientation-vertical="0" fo:background-color="#ffff99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6">
      <style:table-cell-properties style:glyph-orientation-vertical="0" fo:border-bottom="none" fo:background-color="#ffff99" style:diagonal-bl-tr="none" style:diagonal-tl-br="none" style:text-align-source="value-type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2.01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2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transparent" fo:wrap-option="wrap"/>
    </style:style>
    <style:style style:name="ce15" style:family="table-cell" style:parent-style-name="Default">
      <style:table-cell-properties fo:background-color="transparent" fo:wrap-option="wrap" fo:border="none"/>
    </style:style>
    <style:style style:name="ce1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none"/>
      <style:text-properties fo:color="#000000"/>
    </style:style>
    <style:style style:name="ce19" style:family="table-cell" style:parent-style-name="Default">
      <style:table-cell-properties fo:background-color="transparent" fo:border="none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pt"/>
    </style:style>
    <style:style style:name="ce2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22" style:family="table-cell" style:parent-style-name="Default" style:data-style-name="N126"/>
    <style:style style:name="ce2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2"/>
    <style:style style:name="ce25" style:family="table-cell" style:parent-style-name="Default" style:data-style-name="N127"/>
  </office:automatic-styles>
  <office:body>
    <office:spreadsheet>
      <table:table table:name="nbIterations=2, maxDisparity=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number-columns-repeated="1013" table:default-cell-style-name="ce2"/>
        <table:table-row table:style-name="ro1">
          <table:table-cell table:style-name="ce1"/>
          <table:table-cell table:number-columns-repeated="2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"/>
          <table:table-cell table:number-columns-repeated="3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1"/>
          <table:table-cell table:number-columns-repeated="2"/>
          <table:table-cell table:number-columns-repeated="2" table:style-name="ce4" office:value-type="string" calcext:value-type="string">
            <text:p>P(W)</text:p>
          </table:table-cell>
          <table:table-cell table:style-name="ce4"/>
          <table:table-cell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ce1"/>
          <table:table-cell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9" office:value-type="string" calcext:value-type="string">
            <text:p>ARM_CortexA15</text:p>
          </table:table-cell>
          <table:table-cell table:style-name="ce4" office:value-type="string" calcext:value-type="string">
            <text:p>Ratio A15/A7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Write_PPM</text:p>
          </table:table-cell>
          <table:table-cell table:style-name="ce7" office:value-type="float" office:value="0.157770624864252" calcext:value-type="float">
            <text:p>0.158</text:p>
          </table:table-cell>
          <table:table-cell table:style-name="ce10" office:value-type="float" office:value="0.976055717776069" calcext:value-type="float">
            <text:p>0.976</text:p>
          </table:table-cell>
          <table:table-cell table:style-name="ce13" table:formula="of:=[.E5]/[.D5]" office:value-type="float" office:value="6.18654910326863" calcext:value-type="float">
            <text:p>6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omputeHorWeights</text:p>
          </table:table-cell>
          <table:table-cell table:style-name="ce7" office:value-type="float" office:value="0.181593558143715" calcext:value-type="float">
            <text:p>0.182</text:p>
          </table:table-cell>
          <table:table-cell table:style-name="ce10" office:value-type="float" office:value="1.31571821476648" calcext:value-type="float">
            <text:p>1.316</text:p>
          </table:table-cell>
          <table:table-cell table:style-name="ce13" table:formula="of:=[.E6]/[.D6]" office:value-type="float" office:value="7.24540136894728" calcext:value-type="float">
            <text:p>7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omputeVertWeights</text:p>
          </table:table-cell>
          <table:table-cell table:style-name="ce7" office:value-type="float" office:value="0.188235067813969" calcext:value-type="float">
            <text:p>0.188</text:p>
          </table:table-cell>
          <table:table-cell table:style-name="ce10" office:value-type="float" office:value="1.32944151655262" calcext:value-type="float">
            <text:p>1.329</text:p>
          </table:table-cell>
          <table:table-cell table:style-name="ce13" table:formula="of:=[.E7]/[.D7]" office:value-type="float" office:value="7.06266654769394" calcext:value-type="float">
            <text:p>7.1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AggregateCost</text:p>
          </table:table-cell>
          <table:table-cell table:style-name="ce7" office:value-type="float" office:value="0.17961735116281" calcext:value-type="float">
            <text:p>0.180</text:p>
          </table:table-cell>
          <table:table-cell table:style-name="ce10" office:value-type="float" office:value="1.04065712345755" calcext:value-type="float">
            <text:p>1.041</text:p>
          </table:table-cell>
          <table:table-cell table:style-name="ce13" table:formula="of:=[.E8]/[.D8]" office:value-type="float" office:value="5.79374496239102" calcext:value-type="float">
            <text:p>5.8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ostConstruction</text:p>
          </table:table-cell>
          <table:table-cell table:style-name="ce7" office:value-type="float" office:value="0.152721075797479" calcext:value-type="float">
            <text:p>0.153</text:p>
          </table:table-cell>
          <table:table-cell table:style-name="ce10" office:value-type="float" office:value="1.3242018965845" calcext:value-type="float">
            <text:p>1.324</text:p>
          </table:table-cell>
          <table:table-cell table:style-name="ce13" table:formula="of:=[.E9]/[.D9]" office:value-type="float" office:value="8.67072137666515" calcext:value-type="float">
            <text:p>8.7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ensus_L</text:p>
          </table:table-cell>
          <table:table-cell table:style-name="ce7" office:value-type="float" office:value="0.202183371456505" calcext:value-type="float">
            <text:p>0.202</text:p>
          </table:table-cell>
          <table:table-cell table:style-name="ce10" office:value-type="float" office:value="1.85697292512588" calcext:value-type="float">
            <text:p>1.857</text:p>
          </table:table-cell>
          <table:table-cell table:style-name="ce13" table:formula="of:=[.E10]/[.D10]" office:value-type="float" office:value="9.18459768352099" calcext:value-type="float">
            <text:p>9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ensus_R</text:p>
          </table:table-cell>
          <table:table-cell table:style-name="ce7" office:value-type="float" office:value="0.202183371456505" calcext:value-type="float">
            <text:p>0.202</text:p>
          </table:table-cell>
          <table:table-cell table:style-name="ce10" office:value-type="float" office:value="1.85697292512588" calcext:value-type="float">
            <text:p>1.857</text:p>
          </table:table-cell>
          <table:table-cell table:style-name="ce13" table:formula="of:=[.E11]/[.D11]" office:value-type="float" office:value="9.18459768352099" calcext:value-type="float">
            <text:p>9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GB2Gray_L</text:p>
          </table:table-cell>
          <table:table-cell table:style-name="ce7" office:value-type="float" office:value="0.140062044870593" calcext:value-type="float">
            <text:p>0.140</text:p>
          </table:table-cell>
          <table:table-cell table:style-name="ce10" office:value-type="float" office:value="0.86639361634198" calcext:value-type="float">
            <text:p>0.866</text:p>
          </table:table-cell>
          <table:table-cell table:style-name="ce13" table:formula="of:=[.E12]/[.D12]" office:value-type="float" office:value="6.1857844296252" calcext:value-type="float">
            <text:p>6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GB2Gray_R</text:p>
          </table:table-cell>
          <table:table-cell table:style-name="ce7" office:value-type="float" office:value="0.140062044870593" calcext:value-type="float">
            <text:p>0.140</text:p>
          </table:table-cell>
          <table:table-cell table:style-name="ce10" office:value-type="float" office:value="0.86639361634198" calcext:value-type="float">
            <text:p>0.866</text:p>
          </table:table-cell>
          <table:table-cell table:style-name="ce13" table:formula="of:=[.E13]/[.D13]" office:value-type="float" office:value="6.1857844296252" calcext:value-type="float">
            <text:p>6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disparitySelect</text:p>
          </table:table-cell>
          <table:table-cell table:style-name="ce7" office:value-type="float" office:value="0.179078971751194" calcext:value-type="float">
            <text:p>0.179</text:p>
          </table:table-cell>
          <table:table-cell table:style-name="ce10" office:value-type="float" office:value="1.649957125378" calcext:value-type="float">
            <text:p>1.650</text:p>
          </table:table-cell>
          <table:table-cell table:style-name="ce13" table:formula="of:=[.E14]/[.D14]" office:value-type="float" office:value="9.21357270059822" calcext:value-type="float">
            <text:p>9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Median_Filter</text:p>
          </table:table-cell>
          <table:table-cell table:style-name="ce7" office:value-type="float" office:value="0.20960074708107" calcext:value-type="float">
            <text:p>0.210</text:p>
          </table:table-cell>
          <table:table-cell table:style-name="ce10" office:value-type="float" office:value="1.50196188058785" calcext:value-type="float">
            <text:p>1.502</text:p>
          </table:table-cell>
          <table:table-cell table:style-name="ce13" table:formula="of:=[.E15]/[.D15]" office:value-type="float" office:value="7.16582312565383" calcext:value-type="float">
            <text:p>7.2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ead_PPM1</text:p>
          </table:table-cell>
          <table:table-cell table:style-name="ce7" office:value-type="float" office:value="0.1785387964563" calcext:value-type="float">
            <text:p>0.179</text:p>
          </table:table-cell>
          <table:table-cell table:style-name="ce10" office:value-type="float" office:value="1.03210698850509" calcext:value-type="float">
            <text:p>1.032</text:p>
          </table:table-cell>
          <table:table-cell table:style-name="ce13" table:formula="of:=[.E16]/[.D16]" office:value-type="float" office:value="5.78085552827009" calcext:value-type="float">
            <text:p>5.8</text:p>
          </table:table-cell>
          <table:table-cell/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ead_PPM0</text:p>
          </table:table-cell>
          <table:table-cell table:style-name="ce7" office:value-type="float" office:value="0.1785387964563" calcext:value-type="float">
            <text:p>0.179</text:p>
          </table:table-cell>
          <table:table-cell table:style-name="ce10" office:value-type="float" office:value="1.03210698850509" calcext:value-type="float">
            <text:p>1.032</text:p>
          </table:table-cell>
          <table:table-cell table:style-name="ce13" table:formula="of:=[.E17]/[.D17]" office:value-type="float" office:value="5.78085552827009" calcext:value-type="float">
            <text:p>5.8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012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Split</text:p>
          </table:table-cell>
          <table:table-cell table:style-name="ce8" office:value-type="float" office:value="0.176168140167791" calcext:value-type="float">
            <text:p>0.176</text:p>
          </table:table-cell>
          <table:table-cell table:style-name="ce11" office:value-type="float" office:value="1.09822272401434" calcext:value-type="float">
            <text:p>1.098</text:p>
          </table:table-cell>
          <table:table-cell table:style-name="ce4"/>
          <table:table-cell table:number-columns-repeated="2"/>
          <table:table-cell table:style-name="ce16"/>
          <table:table-cell table:number-columns-repeated="1015"/>
        </table:table-row>
        <table:table-row table:style-name="ro1">
          <table:table-cell table:number-columns-repeated="2"/>
          <table:table-cell table:style-name="ce5" office:value-type="string" calcext:value-type="string">
            <text:p>DisparityGen</text:p>
          </table:table-cell>
          <table:table-cell table:style-name="ce8" office:value-type="float" office:value="0.176168140167791" calcext:value-type="float">
            <text:p>0.176</text:p>
          </table:table-cell>
          <table:table-cell table:style-name="ce11" office:value-type="float" office:value="1.09822272401434" calcext:value-type="float">
            <text:p>1.09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Display_rgb0</text:p>
          </table:table-cell>
          <table:table-cell table:style-name="ce8" office:value-type="float" office:value="0.176168140167791" calcext:value-type="float">
            <text:p>0.176</text:p>
          </table:table-cell>
          <table:table-cell table:style-name="ce11" office:value-type="float" office:value="1.09822272401434" calcext:value-type="float">
            <text:p>1.098</text:p>
          </table:table-cell>
          <table:table-cell table:number-columns-repeated="1019"/>
        </table:table-row>
        <table:table-row table:style-name="ro1">
          <table:table-cell table:style-name="ce1" table:number-columns-repeated="2"/>
          <table:table-cell table:style-name="ce5" office:value-type="string" calcext:value-type="string">
            <text:p>Display_RGB1</text:p>
          </table:table-cell>
          <table:table-cell table:style-name="ce8" office:value-type="float" office:value="0.176168140167791" calcext:value-type="float">
            <text:p>0.176</text:p>
          </table:table-cell>
          <table:table-cell table:style-name="ce11" office:value-type="float" office:value="1.09822272401434" calcext:value-type="float">
            <text:p>1.098</text:p>
          </table:table-cell>
          <table:table-cell table:style-name="ce4"/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6" office:value-type="string" calcext:value-type="string">
            <text:p>OffsetGen</text:p>
          </table:table-cell>
          <table:table-cell table:style-name="ce8" office:value-type="float" office:value="0.176168140167791" calcext:value-type="float">
            <text:p>0.176</text:p>
          </table:table-cell>
          <table:table-cell table:style-name="ce12" office:value-type="float" office:value="1.09822272401434" calcext:value-type="float">
            <text:p>1.098</text:p>
          </table:table-cell>
          <table:table-cell table:number-columns-repeated="2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7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7"/>
          <table:table-cell table:style-name="ce18"/>
          <table:table-cell table:style-name="ce1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 table:style-name="ce17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8"/>
          <table:table-cell table:style-name="ce1" table:number-columns-repeated="8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bIterations=3, maxDisparity=15" table:style-name="ta1"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number-columns-repeated="1013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4" table:number-columns-repeated="3"/>
          <table:table-cell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"/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number-columns-repeated="2" table:style-name="ce4" office:value-type="string" calcext:value-type="string">
            <text:p>P(W)</text:p>
          </table:table-cell>
          <table:table-cell table:style-name="ce4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9" office:value-type="string" calcext:value-type="string">
            <text:p>ARM_CortexA15</text:p>
          </table:table-cell>
          <table:table-cell table:style-name="ce4" office:value-type="string" calcext:value-type="string">
            <text:p>Ratio A15/A7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Write_PPM</text:p>
          </table:table-cell>
          <table:table-cell table:style-name="ce7" office:value-type="float" office:value="0.159908436921928" calcext:value-type="float">
            <text:p>0.160</text:p>
          </table:table-cell>
          <table:table-cell table:style-name="ce10" office:value-type="float" office:value="0.940506296595772" calcext:value-type="float">
            <text:p>0.941</text:p>
          </table:table-cell>
          <table:table-cell table:style-name="ce13" table:formula="of:=[.E7]/[.D7]" office:value-type="float" office:value="5.88153017251338" calcext:value-type="float">
            <text:p>5.9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omputeHorWeights</text:p>
          </table:table-cell>
          <table:table-cell table:style-name="ce7" office:value-type="float" office:value="0.18403000525501" calcext:value-type="float">
            <text:p>0.184</text:p>
          </table:table-cell>
          <table:table-cell table:style-name="ce10" office:value-type="float" office:value="1.29293750900504" calcext:value-type="float">
            <text:p>1.293</text:p>
          </table:table-cell>
          <table:table-cell table:style-name="ce13" table:formula="of:=[.E8]/[.D8]" office:value-type="float" office:value="7.02568859471269" calcext:value-type="float">
            <text:p>7.0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omputeVertWeights</text:p>
          </table:table-cell>
          <table:table-cell table:style-name="ce7" office:value-type="float" office:value="0.184980194892798" calcext:value-type="float">
            <text:p>0.185</text:p>
          </table:table-cell>
          <table:table-cell table:style-name="ce10" office:value-type="float" office:value="1.31540940167354" calcext:value-type="float">
            <text:p>1.315</text:p>
          </table:table-cell>
          <table:table-cell table:style-name="ce13" table:formula="of:=[.E9]/[.D9]" office:value-type="float" office:value="7.11108236444373" calcext:value-type="float">
            <text:p>7.1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AggregateCost</text:p>
          </table:table-cell>
          <table:table-cell table:style-name="ce7" office:value-type="float" office:value="0.175392744431297" calcext:value-type="float">
            <text:p>0.175</text:p>
          </table:table-cell>
          <table:table-cell table:style-name="ce10" office:value-type="float" office:value="1.07086861730176" calcext:value-type="float">
            <text:p>1.071</text:p>
          </table:table-cell>
          <table:table-cell table:style-name="ce13" table:formula="of:=[.E10]/[.D10]" office:value-type="float" office:value="6.10554684444903" calcext:value-type="float">
            <text:p>6.1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ostConstruction</text:p>
          </table:table-cell>
          <table:table-cell table:style-name="ce7" office:value-type="float" office:value="0.146916615745496" calcext:value-type="float">
            <text:p>0.147</text:p>
          </table:table-cell>
          <table:table-cell table:style-name="ce10" office:value-type="float" office:value="1.44895770043695" calcext:value-type="float">
            <text:p>1.449</text:p>
          </table:table-cell>
          <table:table-cell table:style-name="ce13" table:formula="of:=[.E11]/[.D11]" office:value-type="float" office:value="9.86244947914525" calcext:value-type="float">
            <text:p>9.9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ensus_L</text:p>
          </table:table-cell>
          <table:table-cell table:style-name="ce7" office:value-type="float" office:value="0.204325420372887" calcext:value-type="float">
            <text:p>0.204</text:p>
          </table:table-cell>
          <table:table-cell table:style-name="ce10" office:value-type="float" office:value="1.81083301661743" calcext:value-type="float">
            <text:p>1.811</text:p>
          </table:table-cell>
          <table:table-cell table:style-name="ce13" table:formula="of:=[.E12]/[.D12]" office:value-type="float" office:value="8.86249500092901" calcext:value-type="float">
            <text:p>8.9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Census_R</text:p>
          </table:table-cell>
          <table:table-cell table:style-name="ce7" office:value-type="float" office:value="0.204325420372887" calcext:value-type="float">
            <text:p>0.204</text:p>
          </table:table-cell>
          <table:table-cell table:style-name="ce10" office:value-type="float" office:value="1.81083301661743" calcext:value-type="float">
            <text:p>1.811</text:p>
          </table:table-cell>
          <table:table-cell table:style-name="ce13" table:formula="of:=[.E13]/[.D13]" office:value-type="float" office:value="8.86249500092901" calcext:value-type="float">
            <text:p>8.9</text:p>
          </table:table-cell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GB2Gray_L</text:p>
          </table:table-cell>
          <table:table-cell table:style-name="ce7" office:value-type="float" office:value="0.146661858308656" calcext:value-type="float">
            <text:p>0.147</text:p>
          </table:table-cell>
          <table:table-cell table:style-name="ce10" office:value-type="float" office:value="0.847064131413346" calcext:value-type="float">
            <text:p>0.847</text:p>
          </table:table-cell>
          <table:table-cell table:style-name="ce13" table:formula="of:=[.E14]/[.D14]" office:value-type="float" office:value="5.77562660927604" calcext:value-type="float">
            <text:p>5.8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GB2Gray_R</text:p>
          </table:table-cell>
          <table:table-cell table:style-name="ce7" office:value-type="float" office:value="0.146661858308656" calcext:value-type="float">
            <text:p>0.147</text:p>
          </table:table-cell>
          <table:table-cell table:style-name="ce10" office:value-type="float" office:value="0.847064131413346" calcext:value-type="float">
            <text:p>0.847</text:p>
          </table:table-cell>
          <table:table-cell table:style-name="ce13" table:formula="of:=[.E15]/[.D15]" office:value-type="float" office:value="5.77562660927604" calcext:value-type="float">
            <text:p>5.8</text:p>
          </table:table-cell>
          <table:table-cell/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disparitySelect</text:p>
          </table:table-cell>
          <table:table-cell table:style-name="ce7" office:value-type="float" office:value="0.195870741931041" calcext:value-type="float">
            <text:p>0.196</text:p>
          </table:table-cell>
          <table:table-cell table:style-name="ce10" office:value-type="float" office:value="1.83421226630123" calcext:value-type="float">
            <text:p>1.834</text:p>
          </table:table-cell>
          <table:table-cell table:style-name="ce13" table:formula="of:=[.E16]/[.D16]" office:value-type="float" office:value="9.36440148343845" calcext:value-type="float">
            <text:p>9.4</text:p>
          </table:table-cell>
          <table:table-cell/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Median_Filter</text:p>
          </table:table-cell>
          <table:table-cell table:style-name="ce7" office:value-type="float" office:value="0.214394753373058" calcext:value-type="float">
            <text:p>0.214</text:p>
          </table:table-cell>
          <table:table-cell table:style-name="ce10" office:value-type="float" office:value="1.52375233429847" calcext:value-type="float">
            <text:p>1.524</text:p>
          </table:table-cell>
          <table:table-cell table:style-name="ce13" table:formula="of:=[.E17]/[.D17]" office:value-type="float" office:value="7.10722772048" calcext:value-type="float">
            <text:p>7.1</text:p>
          </table:table-cell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1012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ead_PPM1</text:p>
          </table:table-cell>
          <table:table-cell table:style-name="ce7" office:value-type="float" office:value="0.197442559670434" calcext:value-type="float">
            <text:p>0.197</text:p>
          </table:table-cell>
          <table:table-cell table:style-name="ce10" office:value-type="float" office:value="0.985196923731203" calcext:value-type="float">
            <text:p>0.985</text:p>
          </table:table-cell>
          <table:table-cell table:style-name="ce13" table:formula="of:=[.E18]/[.D18]" office:value-type="float" office:value="4.98979007046742" calcext:value-type="float">
            <text:p>5.0</text:p>
          </table:table-cell>
          <table:table-cell table:number-columns-repeated="2"/>
          <table:table-cell table:style-name="ce16"/>
          <table:table-cell table:number-columns-repeated="1015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Read_PPM0</text:p>
          </table:table-cell>
          <table:table-cell table:style-name="ce7" office:value-type="float" office:value="0.197442559670434" calcext:value-type="float">
            <text:p>0.197</text:p>
          </table:table-cell>
          <table:table-cell table:style-name="ce10" office:value-type="float" office:value="0.985196923731203" calcext:value-type="float">
            <text:p>0.985</text:p>
          </table:table-cell>
          <table:table-cell table:style-name="ce13" table:formula="of:=[.E19]/[.D19]" office:value-type="float" office:value="4.98979007046742" calcext:value-type="float">
            <text:p>5.0</text:p>
          </table:table-cell>
          <table:table-cell table:number-columns-repeated="1018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Split</text:p>
          </table:table-cell>
          <table:table-cell table:style-name="ce8" office:value-type="float" office:value="0.181411782250352" calcext:value-type="float">
            <text:p>0.181</text:p>
          </table:table-cell>
          <table:table-cell table:style-name="ce11" office:value-type="float" office:value="1.30641521367521" calcext:value-type="float">
            <text:p>1.306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isparityGen</text:p>
          </table:table-cell>
          <table:table-cell table:style-name="ce8" office:value-type="float" office:value="0.181411782250352" calcext:value-type="float">
            <text:p>0.181</text:p>
          </table:table-cell>
          <table:table-cell table:style-name="ce11" office:value-type="float" office:value="1.30641521367521" calcext:value-type="float">
            <text:p>1.306</text:p>
          </table:table-cell>
          <table:table-cell table:style-name="ce4"/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Display_rgb0</text:p>
          </table:table-cell>
          <table:table-cell table:style-name="ce8" office:value-type="float" office:value="0.181411782250352" calcext:value-type="float">
            <text:p>0.181</text:p>
          </table:table-cell>
          <table:table-cell table:style-name="ce11" office:value-type="float" office:value="1.30641521367521" calcext:value-type="float">
            <text:p>1.306</text:p>
          </table:table-cell>
          <table:table-cell table:number-columns-repeated="2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1">
          <table:table-cell table:number-columns-repeated="2"/>
          <table:table-cell table:style-name="ce5" office:value-type="string" calcext:value-type="string">
            <text:p>Display_RGB1</text:p>
          </table:table-cell>
          <table:table-cell table:style-name="ce8" office:value-type="float" office:value="0.181411782250352" calcext:value-type="float">
            <text:p>0.181</text:p>
          </table:table-cell>
          <table:table-cell table:style-name="ce11" office:value-type="float" office:value="1.30641521367521" calcext:value-type="float">
            <text:p>1.306</text:p>
          </table:table-cell>
          <table:table-cell table:number-columns-repeated="2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1">
          <table:table-cell table:number-columns-repeated="2"/>
          <table:table-cell table:style-name="ce6" office:value-type="string" calcext:value-type="string">
            <text:p>OffsetGen</text:p>
          </table:table-cell>
          <table:table-cell table:style-name="ce8" office:value-type="float" office:value="0.181411782250352" calcext:value-type="float">
            <text:p>0.181</text:p>
          </table:table-cell>
          <table:table-cell table:style-name="ce12" office:value-type="float" office:value="1.30641521367521" calcext:value-type="float">
            <text:p>1.306</text:p>
          </table:table-cell>
          <table:table-cell table:number-columns-repeated="2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6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7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 table:style-name="ce17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bIterations=4, maxDisparity=30" table:style-name="ta1">
        <table:table-column table:style-name="co10" table:default-cell-style-name="ce2"/>
        <table:table-column table:style-name="co2" table:default-cell-style-name="ce2"/>
        <table:table-column table:style-name="co12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3" table:default-cell-style-name="ce2"/>
        <table:table-column table:style-name="co7" table:number-columns-repeated="1010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4"/>
          <table:table-cell table:number-columns-repeated="2" table:style-name="ce4" office:value-type="string" calcext:value-type="string">
            <text:p>P(W)</text:p>
          </table:table-cell>
          <table:table-cell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1008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9" office:value-type="string" calcext:value-type="string">
            <text:p>ARM_CortexA15</text:p>
          </table:table-cell>
          <table:table-cell table:style-name="ce4" office:value-type="string" calcext:value-type="string">
            <text:p>Ratio A15/A7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Write_PPM</text:p>
          </table:table-cell>
          <table:table-cell table:style-name="ce7" office:value-type="float" office:value="0.149845506263872" calcext:value-type="float">
            <text:p>0.150</text:p>
          </table:table-cell>
          <table:table-cell table:style-name="ce10" office:value-type="float" office:value="0.955343093845801" calcext:value-type="float">
            <text:p>0.955</text:p>
          </table:table-cell>
          <table:table-cell table:style-name="ce13" table:formula="of:=[.F5]/[.E5]" office:value-type="float" office:value="6.37552047882891" calcext:value-type="float">
            <text:p>6.4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HorWeights</text:p>
          </table:table-cell>
          <table:table-cell table:style-name="ce7" office:value-type="float" office:value="0.17393628241394" calcext:value-type="float">
            <text:p>0.174</text:p>
          </table:table-cell>
          <table:table-cell table:style-name="ce10" office:value-type="float" office:value="1.3188192088443" calcext:value-type="float">
            <text:p>1.319</text:p>
          </table:table-cell>
          <table:table-cell table:style-name="ce13" table:formula="of:=[.F6]/[.E6]" office:value-type="float" office:value="7.58219728823297" calcext:value-type="float">
            <text:p>7.6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VertWeights</text:p>
          </table:table-cell>
          <table:table-cell table:style-name="ce7" office:value-type="float" office:value="0.180521343276448" calcext:value-type="float">
            <text:p>0.181</text:p>
          </table:table-cell>
          <table:table-cell table:style-name="ce10" office:value-type="float" office:value="1.34347933272226" calcext:value-type="float">
            <text:p>1.343</text:p>
          </table:table-cell>
          <table:table-cell table:style-name="ce13" table:formula="of:=[.F7]/[.E7]" office:value-type="float" office:value="7.44221878886018" calcext:value-type="float">
            <text:p>7.4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ggregateCost</text:p>
          </table:table-cell>
          <table:table-cell table:style-name="ce7" office:value-type="float" office:value="0.163109069361882" calcext:value-type="float">
            <text:p>0.163</text:p>
          </table:table-cell>
          <table:table-cell table:style-name="ce10" office:value-type="float" office:value="1.02666830348397" calcext:value-type="float">
            <text:p>1.027</text:p>
          </table:table-cell>
          <table:table-cell table:style-name="ce13" table:formula="of:=[.F8]/[.E8]" office:value-type="float" office:value="6.29436675410214" calcext:value-type="float">
            <text:p>6.3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stConstruction</text:p>
          </table:table-cell>
          <table:table-cell table:style-name="ce7" office:value-type="float" office:value="0.13829360820165" calcext:value-type="float">
            <text:p>0.138</text:p>
          </table:table-cell>
          <table:table-cell table:style-name="ce10" office:value-type="float" office:value="1.57314809711377" calcext:value-type="float">
            <text:p>1.573</text:p>
          </table:table-cell>
          <table:table-cell table:style-name="ce13" table:formula="of:=[.F9]/[.E9]" office:value-type="float" office:value="11.3754215944667" calcext:value-type="float">
            <text:p>11.4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L</text:p>
          </table:table-cell>
          <table:table-cell table:style-name="ce7" office:value-type="float" office:value="0.193439205538783" calcext:value-type="float">
            <text:p>0.193</text:p>
          </table:table-cell>
          <table:table-cell table:style-name="ce10" office:value-type="float" office:value="1.88408013305002" calcext:value-type="float">
            <text:p>1.884</text:p>
          </table:table-cell>
          <table:table-cell table:style-name="ce13" table:formula="of:=[.F10]/[.E10]" office:value-type="float" office:value="9.73990834899431" calcext:value-type="float">
            <text:p>9.7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R</text:p>
          </table:table-cell>
          <table:table-cell table:style-name="ce7" office:value-type="float" office:value="0.193439205538783" calcext:value-type="float">
            <text:p>0.193</text:p>
          </table:table-cell>
          <table:table-cell table:style-name="ce10" office:value-type="float" office:value="1.88408013305002" calcext:value-type="float">
            <text:p>1.884</text:p>
          </table:table-cell>
          <table:table-cell table:style-name="ce13" table:formula="of:=[.F11]/[.E11]" office:value-type="float" office:value="9.73990834899431" calcext:value-type="float">
            <text:p>9.7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L</text:p>
          </table:table-cell>
          <table:table-cell table:style-name="ce7" office:value-type="float" office:value="0.127688459014714" calcext:value-type="float">
            <text:p>0.128</text:p>
          </table:table-cell>
          <table:table-cell table:style-name="ce10" office:value-type="float" office:value="0.851518085554869" calcext:value-type="float">
            <text:p>0.852</text:p>
          </table:table-cell>
          <table:table-cell table:style-name="ce13" table:formula="of:=[.F12]/[.E12]" office:value-type="float" office:value="6.66871612458527" calcext:value-type="float">
            <text:p>6.7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R</text:p>
          </table:table-cell>
          <table:table-cell table:style-name="ce7" office:value-type="float" office:value="0.127688459014714" calcext:value-type="float">
            <text:p>0.128</text:p>
          </table:table-cell>
          <table:table-cell table:style-name="ce10" office:value-type="float" office:value="0.851518085554869" calcext:value-type="float">
            <text:p>0.852</text:p>
          </table:table-cell>
          <table:table-cell table:style-name="ce13" table:formula="of:=[.F13]/[.E13]" office:value-type="float" office:value="6.66871612458527" calcext:value-type="float">
            <text:p>6.7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disparitySelect</text:p>
          </table:table-cell>
          <table:table-cell table:style-name="ce7" office:value-type="float" office:value="0.180000144084557" calcext:value-type="float">
            <text:p>0.180</text:p>
          </table:table-cell>
          <table:table-cell table:style-name="ce10" office:value-type="float" office:value="2.00968468117825" calcext:value-type="float">
            <text:p>2.010</text:p>
          </table:table-cell>
          <table:table-cell table:style-name="ce13" table:formula="of:=[.F14]/[.E14]" office:value-type="float" office:value="11.1649059582651" calcext:value-type="float">
            <text:p>11.2</text:p>
          </table:table-cell>
          <table:table-cell table:style-name="ce1"/>
          <table:table-cell table:number-columns-repeated="6"/>
          <table:table-cell table:style-name="ce1"/>
          <table:table-cell table:number-columns-repeated="100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Median_Filter</text:p>
          </table:table-cell>
          <table:table-cell table:style-name="ce7" office:value-type="float" office:value="0.212539567631767" calcext:value-type="float">
            <text:p>0.213</text:p>
          </table:table-cell>
          <table:table-cell table:style-name="ce10" office:value-type="float" office:value="1.52986981459852" calcext:value-type="float">
            <text:p>1.530</text:p>
          </table:table-cell>
          <table:table-cell table:style-name="ce13" table:formula="of:=[.F15]/[.E15]" office:value-type="float" office:value="7.19804708198653" calcext:value-type="float">
            <text:p>7.2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1</text:p>
          </table:table-cell>
          <table:table-cell table:style-name="ce7" office:value-type="float" office:value="0.222424620978635" calcext:value-type="float">
            <text:p>0.222</text:p>
          </table:table-cell>
          <table:table-cell table:style-name="ce10" office:value-type="float" office:value="1.0976772744583" calcext:value-type="float">
            <text:p>1.098</text:p>
          </table:table-cell>
          <table:table-cell table:style-name="ce13" table:formula="of:=[.F16]/[.E16]" office:value-type="float" office:value="4.93505291648328" calcext:value-type="float">
            <text:p>4.9</text:p>
          </table:table-cell>
          <table:table-cell table:style-name="ce1" table:number-columns-repeated="9"/>
          <table:table-cell table:number-columns-repeated="100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0</text:p>
          </table:table-cell>
          <table:table-cell table:style-name="ce7" office:value-type="float" office:value="0.222424620978635" calcext:value-type="float">
            <text:p>0.222</text:p>
          </table:table-cell>
          <table:table-cell table:style-name="ce10" office:value-type="float" office:value="1.0976772744583" calcext:value-type="float">
            <text:p>1.098</text:p>
          </table:table-cell>
          <table:table-cell table:style-name="ce13" table:formula="of:=[.F17]/[.E17]" office:value-type="float" office:value="4.93505291648328" calcext:value-type="float">
            <text:p>4.9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1012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Split</text:p>
          </table:table-cell>
          <table:table-cell table:style-name="ce8" office:value-type="float" office:value="0.175796160946029" calcext:value-type="float">
            <text:p>0.176</text:p>
          </table:table-cell>
          <table:table-cell table:style-name="ce11" office:value-type="float" office:value="1.40077998744507" calcext:value-type="float">
            <text:p>1.401</text:p>
          </table:table-cell>
          <table:table-cell table:number-columns-repeated="2"/>
          <table:table-cell table:style-name="ce16"/>
          <table:table-cell table:number-columns-repeated="1015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arityGen</text:p>
          </table:table-cell>
          <table:table-cell table:style-name="ce8" office:value-type="float" office:value="0.175796160946029" calcext:value-type="float">
            <text:p>0.176</text:p>
          </table:table-cell>
          <table:table-cell table:style-name="ce11" office:value-type="float" office:value="1.40077998744507" calcext:value-type="float">
            <text:p>1.40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lay_rgb0</text:p>
          </table:table-cell>
          <table:table-cell table:style-name="ce8" office:value-type="float" office:value="0.175796160946029" calcext:value-type="float">
            <text:p>0.176</text:p>
          </table:table-cell>
          <table:table-cell table:style-name="ce11" office:value-type="float" office:value="1.40077998744507" calcext:value-type="float">
            <text:p>1.401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lay_RGB1</text:p>
          </table:table-cell>
          <table:table-cell table:style-name="ce8" office:value-type="float" office:value="0.175796160946029" calcext:value-type="float">
            <text:p>0.176</text:p>
          </table:table-cell>
          <table:table-cell table:style-name="ce11" office:value-type="float" office:value="1.40077998744507" calcext:value-type="float">
            <text:p>1.401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table:number-columns-repeated="3"/>
          <table:table-cell table:style-name="ce6" office:value-type="string" calcext:value-type="string">
            <text:p>OffsetGen</text:p>
          </table:table-cell>
          <table:table-cell table:style-name="ce8" office:value-type="float" office:value="0.175796160946029" calcext:value-type="float">
            <text:p>0.176</text:p>
          </table:table-cell>
          <table:table-cell table:style-name="ce12" office:value-type="float" office:value="1.40077998744507" calcext:value-type="float">
            <text:p>1.401</text:p>
          </table:table-cell>
          <table:table-cell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7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 table:style-name="ce17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20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bIterations=4, maxDisparity=60" table:style-name="ta1">
        <table:table-column table:style-name="co10" table:default-cell-style-name="ce2"/>
        <table:table-column table:style-name="co2" table:default-cell-style-name="ce2"/>
        <table:table-column table:style-name="co12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3" table:default-cell-style-name="ce2"/>
        <table:table-column table:style-name="co7" table:number-columns-repeated="1010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4" table:number-columns-repeated="3"/>
          <table:table-cell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3"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"/>
          <table:table-cell/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P(W)</text:p>
          </table:table-cell>
          <table:table-cell/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9" office:value-type="string" calcext:value-type="string">
            <text:p>ARM_CortexA15</text:p>
          </table:table-cell>
          <table:table-cell table:style-name="ce4" office:value-type="string" calcext:value-type="string">
            <text:p>Ratio A15/A7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Write_PPM</text:p>
          </table:table-cell>
          <table:table-cell table:style-name="ce7" office:value-type="float" office:value="0.15365487161243" calcext:value-type="float">
            <text:p>0.154</text:p>
          </table:table-cell>
          <table:table-cell table:style-name="ce10" office:value-type="float" office:value="1.03752357336493" calcext:value-type="float">
            <text:p>1.038</text:p>
          </table:table-cell>
          <table:table-cell table:style-name="ce13" table:formula="of:=[.F7]/[.E7]" office:value-type="float" office:value="6.75229859279645" calcext:value-type="float">
            <text:p>6.8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HorWeights</text:p>
          </table:table-cell>
          <table:table-cell table:style-name="ce7" office:value-type="float" office:value="0.168711082940391" calcext:value-type="float">
            <text:p>0.169</text:p>
          </table:table-cell>
          <table:table-cell table:style-name="ce10" office:value-type="float" office:value="1.40328005884646" calcext:value-type="float">
            <text:p>1.403</text:p>
          </table:table-cell>
          <table:table-cell table:style-name="ce13" table:formula="of:=[.F8]/[.E8]" office:value-type="float" office:value="8.31765189571018" calcext:value-type="float">
            <text:p>8.3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VertWeights</text:p>
          </table:table-cell>
          <table:table-cell table:style-name="ce7" office:value-type="float" office:value="0.174841213823604" calcext:value-type="float">
            <text:p>0.175</text:p>
          </table:table-cell>
          <table:table-cell table:style-name="ce10" office:value-type="float" office:value="1.41782125526238" calcext:value-type="float">
            <text:p>1.418</text:p>
          </table:table-cell>
          <table:table-cell table:style-name="ce13" table:formula="of:=[.F9]/[.E9]" office:value-type="float" office:value="8.10919361777487" calcext:value-type="float">
            <text:p>8.1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ggregateCost</text:p>
          </table:table-cell>
          <table:table-cell table:style-name="ce7" office:value-type="float" office:value="0.166486239239421" calcext:value-type="float">
            <text:p>0.166</text:p>
          </table:table-cell>
          <table:table-cell table:style-name="ce10" office:value-type="float" office:value="1.06530152700466" calcext:value-type="float">
            <text:p>1.065</text:p>
          </table:table-cell>
          <table:table-cell table:style-name="ce13" table:formula="of:=[.F10]/[.E10]" office:value-type="float" office:value="6.39873620709678" calcext:value-type="float">
            <text:p>6.4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stConstruction</text:p>
          </table:table-cell>
          <table:table-cell table:style-name="ce7" office:value-type="float" office:value="0.143678292390512" calcext:value-type="float">
            <text:p>0.144</text:p>
          </table:table-cell>
          <table:table-cell table:style-name="ce10" office:value-type="float" office:value="1.58559179045826" calcext:value-type="float">
            <text:p>1.586</text:p>
          </table:table-cell>
          <table:table-cell table:style-name="ce13" table:formula="of:=[.F11]/[.E11]" office:value-type="float" office:value="11.035708763497" calcext:value-type="float">
            <text:p>11.0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L</text:p>
          </table:table-cell>
          <table:table-cell table:style-name="ce7" office:value-type="float" office:value="0.185318491867284" calcext:value-type="float">
            <text:p>0.185</text:p>
          </table:table-cell>
          <table:table-cell table:style-name="ce10" office:value-type="float" office:value="1.86757715018296" calcext:value-type="float">
            <text:p>1.868</text:p>
          </table:table-cell>
          <table:table-cell table:style-name="ce13" table:formula="of:=[.F12]/[.E12]" office:value-type="float" office:value="10.0776621445874" calcext:value-type="float">
            <text:p>10.1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R</text:p>
          </table:table-cell>
          <table:table-cell table:style-name="ce7" office:value-type="float" office:value="0.185318491867284" calcext:value-type="float">
            <text:p>0.185</text:p>
          </table:table-cell>
          <table:table-cell table:style-name="ce10" office:value-type="float" office:value="1.86757715018296" calcext:value-type="float">
            <text:p>1.868</text:p>
          </table:table-cell>
          <table:table-cell table:style-name="ce13" table:formula="of:=[.F13]/[.E13]" office:value-type="float" office:value="10.0776621445874" calcext:value-type="float">
            <text:p>10.1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L</text:p>
          </table:table-cell>
          <table:table-cell table:style-name="ce7" office:value-type="float" office:value="0.135109108241033" calcext:value-type="float">
            <text:p>0.135</text:p>
          </table:table-cell>
          <table:table-cell table:style-name="ce10" office:value-type="float" office:value="0.88837594010631" calcext:value-type="float">
            <text:p>0.888</text:p>
          </table:table-cell>
          <table:table-cell table:style-name="ce13" table:formula="of:=[.F14]/[.E14]" office:value-type="float" office:value="6.57524834314988" calcext:value-type="float">
            <text:p>6.6</text:p>
          </table:table-cell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R</text:p>
          </table:table-cell>
          <table:table-cell table:style-name="ce7" office:value-type="float" office:value="0.135109108241033" calcext:value-type="float">
            <text:p>0.135</text:p>
          </table:table-cell>
          <table:table-cell table:style-name="ce10" office:value-type="float" office:value="0.88837594010631" calcext:value-type="float">
            <text:p>0.888</text:p>
          </table:table-cell>
          <table:table-cell table:style-name="ce13" table:formula="of:=[.F15]/[.E15]" office:value-type="float" office:value="6.57524834314988" calcext:value-type="float">
            <text:p>6.6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6"/>
          <table:table-cell table:style-name="ce1" table:number-columns-repeated="2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disparitySelect</text:p>
          </table:table-cell>
          <table:table-cell table:style-name="ce7" office:value-type="float" office:value="0.169245810701038" calcext:value-type="float">
            <text:p>0.169</text:p>
          </table:table-cell>
          <table:table-cell table:style-name="ce10" office:value-type="float" office:value="2.0229034762211" calcext:value-type="float">
            <text:p>2.023</text:p>
          </table:table-cell>
          <table:table-cell table:style-name="ce13" table:formula="of:=[.F16]/[.E16]" office:value-type="float" office:value="11.9524581899072" calcext:value-type="float">
            <text:p>12.0</text:p>
          </table:table-cell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Median_Filter</text:p>
          </table:table-cell>
          <table:table-cell table:style-name="ce7" office:value-type="float" office:value="0.200720905493636" calcext:value-type="float">
            <text:p>0.201</text:p>
          </table:table-cell>
          <table:table-cell table:style-name="ce10" office:value-type="float" office:value="1.57853635916047" calcext:value-type="float">
            <text:p>1.579</text:p>
          </table:table-cell>
          <table:table-cell table:style-name="ce13" table:formula="of:=[.F17]/[.E17]" office:value-type="float" office:value="7.86433458576899" calcext:value-type="float">
            <text:p>7.9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8"/>
          <table:table-cell table:style-name="ce16"/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1</text:p>
          </table:table-cell>
          <table:table-cell table:style-name="ce7" office:value-type="float" office:value="0.162261779961323" calcext:value-type="float">
            <text:p>0.162</text:p>
          </table:table-cell>
          <table:table-cell table:style-name="ce10" office:value-type="float" office:value="1.40609733940003" calcext:value-type="float">
            <text:p>1.406</text:p>
          </table:table-cell>
          <table:table-cell table:style-name="ce13" table:formula="of:=[.F18]/[.E18]" office:value-type="float" office:value="8.66561022401695" calcext:value-type="float">
            <text:p>8.7</text:p>
          </table:table-cell>
          <table:table-cell/>
          <table:table-cell table:style-name="ce16"/>
          <table:table-cell table:number-columns-repeated="11"/>
          <table:table-cell table:style-name="ce16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0</text:p>
          </table:table-cell>
          <table:table-cell table:style-name="ce7" office:value-type="float" office:value="0.162261779961323" calcext:value-type="float">
            <text:p>0.162</text:p>
          </table:table-cell>
          <table:table-cell table:style-name="ce10" office:value-type="float" office:value="1.40609733940003" calcext:value-type="float">
            <text:p>1.406</text:p>
          </table:table-cell>
          <table:table-cell table:style-name="ce13" table:formula="of:=[.F19]/[.E19]" office:value-type="float" office:value="8.66561022401695" calcext:value-type="float">
            <text:p>8.7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Split</text:p>
          </table:table-cell>
          <table:table-cell table:style-name="ce8" office:value-type="float" office:value="0.164824398180024" calcext:value-type="float">
            <text:p>0.165</text:p>
          </table:table-cell>
          <table:table-cell table:style-name="ce11" office:value-type="float" office:value="1.43260181359142" calcext:value-type="float">
            <text:p>1.433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arityGen</text:p>
          </table:table-cell>
          <table:table-cell table:style-name="ce8" office:value-type="float" office:value="0.164824398180024" calcext:value-type="float">
            <text:p>0.165</text:p>
          </table:table-cell>
          <table:table-cell table:style-name="ce11" office:value-type="float" office:value="1.43260181359142" calcext:value-type="float">
            <text:p>1.433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1004"/>
        </table:table-row>
        <table:table-row table:style-name="ro1">
          <table:table-cell table:number-columns-repeated="3"/>
          <table:table-cell table:style-name="ce5" office:value-type="string" calcext:value-type="string">
            <text:p>Display_rgb0</text:p>
          </table:table-cell>
          <table:table-cell table:style-name="ce8" office:value-type="float" office:value="0.164824398180024" calcext:value-type="float">
            <text:p>0.165</text:p>
          </table:table-cell>
          <table:table-cell table:style-name="ce11" office:value-type="float" office:value="1.43260181359142" calcext:value-type="float">
            <text:p>1.433</text:p>
          </table:table-cell>
          <table:table-cell/>
          <table:table-cell table:style-name="ce15" table:number-columns-repeated="7"/>
          <table:table-cell table:style-name="ce21"/>
          <table:table-cell table:style-name="ce15"/>
          <table:table-cell table:number-columns-repeated="3"/>
          <table:table-cell table:style-name="ce15" table:number-columns-repeated="7"/>
          <table:table-cell table:style-name="ce21"/>
          <table:table-cell table:style-name="ce15"/>
          <table:table-cell table:number-columns-repeated="996"/>
        </table:table-row>
        <table:table-row table:style-name="ro1">
          <table:table-cell table:number-columns-repeated="3"/>
          <table:table-cell table:style-name="ce5" office:value-type="string" calcext:value-type="string">
            <text:p>Display_RGB1</text:p>
          </table:table-cell>
          <table:table-cell table:style-name="ce8" office:value-type="float" office:value="0.164824398180024" calcext:value-type="float">
            <text:p>0.165</text:p>
          </table:table-cell>
          <table:table-cell table:style-name="ce11" office:value-type="float" office:value="1.43260181359142" calcext:value-type="float">
            <text:p>1.433</text:p>
          </table:table-cell>
          <table:table-cell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1">
          <table:table-cell table:number-columns-repeated="3"/>
          <table:table-cell table:style-name="ce6" office:value-type="string" calcext:value-type="string">
            <text:p>OffsetGen</text:p>
          </table:table-cell>
          <table:table-cell table:style-name="ce8" office:value-type="float" office:value="0.164824398180024" calcext:value-type="float">
            <text:p>0.165</text:p>
          </table:table-cell>
          <table:table-cell table:style-name="ce12" office:value-type="float" office:value="1.43260181359142" calcext:value-type="float">
            <text:p>1.433</text:p>
          </table:table-cell>
          <table:table-cell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 table:number-rows-repeated="6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3"/>
          <table:table-cell table:style-name="ce15" table:number-columns-repeated="7"/>
          <table:table-cell table:style-name="ce1"/>
          <table:table-cell table:style-name="ce15"/>
          <table:table-cell table:number-columns-repeated="996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 table:number-columns-repeated="7"/>
          <table:table-cell table:number-columns-repeated="996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1"/>
          <table:table-cell table:style-name="ce4"/>
          <table:table-cell table:number-columns-repeated="1004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3"/>
          <table:table-cell table:style-name="ce15" table:number-columns-repeated="7"/>
          <table:table-cell table:style-name="ce1"/>
          <table:table-cell table:style-name="ce15"/>
          <table:table-cell table:number-columns-repeated="996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 table:style-name="ce17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20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age 90x75, NbIterations=4, maxDisparity=60" table:style-name="ta1">
        <table:table-column table:style-name="co10" table:default-cell-style-name="ce2"/>
        <table:table-column table:style-name="co2" table:default-cell-style-name="ce2"/>
        <table:table-column table:style-name="co12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3" table:default-cell-style-name="ce2"/>
        <table:table-column table:style-name="co7" table:number-columns-repeated="1010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4"/>
          <table:table-cell table:number-columns-repeated="2" table:style-name="ce4" office:value-type="string" calcext:value-type="string">
            <text:p>P(W)</text:p>
          </table:table-cell>
          <table:table-cell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3"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9" office:value-type="string" calcext:value-type="string">
            <text:p>ARM_CortexA15</text:p>
          </table:table-cell>
          <table:table-cell table:style-name="ce4" office:value-type="string" calcext:value-type="string">
            <text:p>Ratio A15/A7</text:p>
          </table:table-cell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Write_PPM</text:p>
          </table:table-cell>
          <table:table-cell table:style-name="ce7" office:value-type="float" office:value="0.160457360212715" calcext:value-type="float">
            <text:p>0.160</text:p>
          </table:table-cell>
          <table:table-cell table:style-name="ce10" office:value-type="float" office:value="0.857808701301368" calcext:value-type="float">
            <text:p>0.858</text:p>
          </table:table-cell>
          <table:table-cell table:style-name="ce13" table:formula="of:=[.F5]/[.E5]" office:value-type="float" office:value="5.34602276993831" calcext:value-type="float">
            <text:p>5.3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HorWeights</text:p>
          </table:table-cell>
          <table:table-cell table:style-name="ce7" office:value-type="float" office:value="0.172570752425581" calcext:value-type="float">
            <text:p>0.173</text:p>
          </table:table-cell>
          <table:table-cell table:style-name="ce10" office:value-type="float" office:value="1.28068176840951" calcext:value-type="float">
            <text:p>1.281</text:p>
          </table:table-cell>
          <table:table-cell table:style-name="ce13" table:formula="of:=[.F6]/[.E6]" office:value-type="float" office:value="7.42119826453088" calcext:value-type="float">
            <text:p>7.4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VertWeights</text:p>
          </table:table-cell>
          <table:table-cell table:style-name="ce7" office:value-type="float" office:value="0.180458941689024" calcext:value-type="float">
            <text:p>0.180</text:p>
          </table:table-cell>
          <table:table-cell table:style-name="ce10" office:value-type="float" office:value="1.29434684249935" calcext:value-type="float">
            <text:p>1.294</text:p>
          </table:table-cell>
          <table:table-cell table:style-name="ce13" table:formula="of:=[.F7]/[.E7]" office:value-type="float" office:value="7.17252816837325" calcext:value-type="float">
            <text:p>7.2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ggregateCost</text:p>
          </table:table-cell>
          <table:table-cell table:style-name="ce7" office:value-type="float" office:value="0.16047704416028" calcext:value-type="float">
            <text:p>0.160</text:p>
          </table:table-cell>
          <table:table-cell table:style-name="ce10" office:value-type="float" office:value="1.7764201799593" calcext:value-type="float">
            <text:p>1.776</text:p>
          </table:table-cell>
          <table:table-cell table:style-name="ce13" table:formula="of:=[.F8]/[.E8]" office:value-type="float" office:value="11.0696217596397" calcext:value-type="float">
            <text:p>11.1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stConstruction</text:p>
          </table:table-cell>
          <table:table-cell table:style-name="ce7" office:value-type="float" office:value="0.13281588380182" calcext:value-type="float">
            <text:p>0.133</text:p>
          </table:table-cell>
          <table:table-cell table:style-name="ce10" office:value-type="float" office:value="1.55638903113288" calcext:value-type="float">
            <text:p>1.556</text:p>
          </table:table-cell>
          <table:table-cell table:style-name="ce13" table:formula="of:=[.F9]/[.E9]" office:value-type="float" office:value="11.7183953197588" calcext:value-type="float">
            <text:p>11.7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L</text:p>
          </table:table-cell>
          <table:table-cell table:style-name="ce7" office:value-type="float" office:value="0.189373467528164" calcext:value-type="float">
            <text:p>0.189</text:p>
          </table:table-cell>
          <table:table-cell table:style-name="ce10" office:value-type="float" office:value="1.64173242574427" calcext:value-type="float">
            <text:p>1.642</text:p>
          </table:table-cell>
          <table:table-cell table:style-name="ce13" table:formula="of:=[.F10]/[.E10]" office:value-type="float" office:value="8.66928428344962" calcext:value-type="float">
            <text:p>8.7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R</text:p>
          </table:table-cell>
          <table:table-cell table:style-name="ce7" office:value-type="float" office:value="0.189373467528164" calcext:value-type="float">
            <text:p>0.189</text:p>
          </table:table-cell>
          <table:table-cell table:style-name="ce10" office:value-type="float" office:value="1.64173242574427" calcext:value-type="float">
            <text:p>1.642</text:p>
          </table:table-cell>
          <table:table-cell table:style-name="ce13" table:formula="of:=[.F11]/[.E11]" office:value-type="float" office:value="8.66928428344962" calcext:value-type="float">
            <text:p>8.7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L</text:p>
          </table:table-cell>
          <table:table-cell table:style-name="ce7" office:value-type="float" office:value="0.121483638978785" calcext:value-type="float">
            <text:p>0.121</text:p>
          </table:table-cell>
          <table:table-cell table:style-name="ce10" office:value-type="float" office:value="0.987255167176859" calcext:value-type="float">
            <text:p>0.987</text:p>
          </table:table-cell>
          <table:table-cell table:style-name="ce13" table:formula="of:=[.F12]/[.E12]" office:value-type="float" office:value="8.12665125506543" calcext:value-type="float">
            <text:p>8.1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R</text:p>
          </table:table-cell>
          <table:table-cell table:style-name="ce7" office:value-type="float" office:value="0.121483638978785" calcext:value-type="float">
            <text:p>0.121</text:p>
          </table:table-cell>
          <table:table-cell table:style-name="ce10" office:value-type="float" office:value="0.987255167176859" calcext:value-type="float">
            <text:p>0.987</text:p>
          </table:table-cell>
          <table:table-cell table:style-name="ce13" table:formula="of:=[.F13]/[.E13]" office:value-type="float" office:value="8.12665125506543" calcext:value-type="float">
            <text:p>8.1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disparitySelect</text:p>
          </table:table-cell>
          <table:table-cell table:style-name="ce7" office:value-type="float" office:value="0.142419114036436" calcext:value-type="float">
            <text:p>0.142</text:p>
          </table:table-cell>
          <table:table-cell table:style-name="ce10" office:value-type="float" office:value="1.33299486034336" calcext:value-type="float">
            <text:p>1.333</text:p>
          </table:table-cell>
          <table:table-cell table:style-name="ce13" table:formula="of:=[.F14]/[.E14]" office:value-type="float" office:value="9.3596626363111" calcext:value-type="float">
            <text:p>9.4</text:p>
          </table:table-cell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Median_Filter</text:p>
          </table:table-cell>
          <table:table-cell table:style-name="ce7" office:value-type="float" office:value="0.187255898997931" calcext:value-type="float">
            <text:p>0.187</text:p>
          </table:table-cell>
          <table:table-cell table:style-name="ce10" office:value-type="float" office:value="1.46276390626856" calcext:value-type="float">
            <text:p>1.463</text:p>
          </table:table-cell>
          <table:table-cell table:style-name="ce13" table:formula="of:=[.F15]/[.E15]" office:value-type="float" office:value="7.81157717378357" calcext:value-type="float">
            <text:p>7.8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6"/>
          <table:table-cell table:style-name="ce1" table:number-columns-repeated="2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1</text:p>
          </table:table-cell>
          <table:table-cell table:style-name="ce7" office:value-type="float" office:value="0.0764277446394789" calcext:value-type="float">
            <text:p>0.076</text:p>
          </table:table-cell>
          <table:table-cell table:style-name="ce10" office:value-type="float" office:value="0.587546303360581" calcext:value-type="float">
            <text:p>0.588</text:p>
          </table:table-cell>
          <table:table-cell table:style-name="ce13" table:formula="of:=[.F16]/[.E16]" office:value-type="float" office:value="7.68760488919469" calcext:value-type="float">
            <text:p>7.7</text:p>
          </table:table-cell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0</text:p>
          </table:table-cell>
          <table:table-cell table:style-name="ce7" office:value-type="float" office:value="0.0764277446394789" calcext:value-type="float">
            <text:p>0.076</text:p>
          </table:table-cell>
          <table:table-cell table:style-name="ce10" office:value-type="float" office:value="0.587546303360581" calcext:value-type="float">
            <text:p>0.588</text:p>
          </table:table-cell>
          <table:table-cell table:style-name="ce13" table:formula="of:=[.F17]/[.E17]" office:value-type="float" office:value="7.68760488919469" calcext:value-type="float">
            <text:p>7.7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8"/>
          <table:table-cell table:style-name="ce16"/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Split</text:p>
          </table:table-cell>
          <table:table-cell table:style-name="ce8" office:value-type="float" office:value="0.147001899816665" calcext:value-type="float">
            <text:p>0.147</text:p>
          </table:table-cell>
          <table:table-cell table:style-name="ce11" office:value-type="float" office:value="1.53718824660633" calcext:value-type="float">
            <text:p>1.537</text:p>
          </table:table-cell>
          <table:table-cell table:number-columns-repeated="2"/>
          <table:table-cell table:style-name="ce16"/>
          <table:table-cell table:number-columns-repeated="11"/>
          <table:table-cell table:style-name="ce16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arityGen</text:p>
          </table:table-cell>
          <table:table-cell table:style-name="ce8" office:value-type="float" office:value="0.147001899816665" calcext:value-type="float">
            <text:p>0.147</text:p>
          </table:table-cell>
          <table:table-cell table:style-name="ce11" office:value-type="float" office:value="1.53718824660633" calcext:value-type="float">
            <text:p>1.537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lay_rgb0</text:p>
          </table:table-cell>
          <table:table-cell table:style-name="ce8" office:value-type="float" office:value="0.147001899816665" calcext:value-type="float">
            <text:p>0.147</text:p>
          </table:table-cell>
          <table:table-cell table:style-name="ce11" office:value-type="float" office:value="1.53718824660633" calcext:value-type="float">
            <text:p>1.537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Display_RGB1</text:p>
          </table:table-cell>
          <table:table-cell table:style-name="ce8" office:value-type="float" office:value="0.147001899816665" calcext:value-type="float">
            <text:p>0.147</text:p>
          </table:table-cell>
          <table:table-cell table:style-name="ce11" office:value-type="float" office:value="1.53718824660633" calcext:value-type="float">
            <text:p>1.537</text:p>
          </table:table-cell>
          <table:table-cell/>
          <table:table-cell table:style-name="ce1"/>
          <table:table-cell table:number-columns-repeated="11"/>
          <table:table-cell table:style-name="ce1"/>
          <table:table-cell table:number-columns-repeated="1004"/>
        </table:table-row>
        <table:table-row table:style-name="ro1">
          <table:table-cell table:number-columns-repeated="3"/>
          <table:table-cell table:style-name="ce6" office:value-type="string" calcext:value-type="string">
            <text:p>OffsetGen</text:p>
          </table:table-cell>
          <table:table-cell table:style-name="ce8" office:value-type="float" office:value="0.147001899816665" calcext:value-type="float">
            <text:p>0.147</text:p>
          </table:table-cell>
          <table:table-cell table:style-name="ce12" office:value-type="float" office:value="1.53718824660633" calcext:value-type="float">
            <text:p>1.537</text:p>
          </table:table-cell>
          <table:table-cell/>
          <table:table-cell table:style-name="ce15" table:number-columns-repeated="7"/>
          <table:table-cell table:style-name="ce21"/>
          <table:table-cell table:style-name="ce15"/>
          <table:table-cell table:number-columns-repeated="3"/>
          <table:table-cell table:style-name="ce15" table:number-columns-repeated="7"/>
          <table:table-cell table:style-name="ce21"/>
          <table:table-cell table:style-name="ce15"/>
          <table:table-cell table:number-columns-repeated="996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3"/>
          <table:table-cell table:style-name="ce15" table:number-columns-repeated="7"/>
          <table:table-cell table:style-name="ce1"/>
          <table:table-cell table:style-name="ce15"/>
          <table:table-cell table:number-columns-repeated="996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 table:number-columns-repeated="7"/>
          <table:table-cell table:number-columns-repeated="996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1"/>
          <table:table-cell table:style-name="ce4"/>
          <table:table-cell table:number-columns-repeated="1004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3"/>
          <table:table-cell table:style-name="ce15" table:number-columns-repeated="7"/>
          <table:table-cell table:style-name="ce1"/>
          <table:table-cell table:style-name="ce15"/>
          <table:table-cell table:number-columns-repeated="996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 table:style-name="ce17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20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age 270x225, NbIterations=4, maxDisparity=60" table:style-name="ta1">
        <table:table-column table:style-name="co10" table:default-cell-style-name="ce2"/>
        <table:table-column table:style-name="co2" table:default-cell-style-name="ce2"/>
        <table:table-column table:style-name="co12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7" table:number-columns-repeated="2" table:default-cell-style-name="ce2"/>
        <table:table-column table:style-name="co13" table:default-cell-style-name="ce2"/>
        <table:table-column table:style-name="co7" table:number-columns-repeated="1010" table:default-cell-style-name="ce2"/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16" table:number-columns-repeated="2"/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4" table:number-columns-repeated="3"/>
          <table:table-cell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3"/>
          <table:table-cell table:style-name="ce1"/>
          <table:table-cell table:style-name="ce15"/>
          <table:table-cell table:style-name="ce1" table:number-columns-repeated="4"/>
          <table:table-cell table:style-name="ce15" table:number-columns-repeated="2"/>
          <table:table-cell table:style-name="ce14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table:number-columns-repeated="3"/>
          <table:table-cell/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 table:number-rows-repeated="2">
          <table:table-cell table:style-name="ce1"/>
          <table:table-cell table:number-columns-repeated="2"/>
          <table:table-cell table:style-name="ce4" table:number-columns-repeated="3"/>
          <table:table-cell/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/>
          <table:table-cell table:number-columns-repeated="2" table:style-name="ce4" office:value-type="string" calcext:value-type="string">
            <text:p>P(W)</text:p>
          </table:table-cell>
          <table:table-cell/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9" office:value-type="string" calcext:value-type="string">
            <text:p>ARM_CortexA15</text:p>
          </table:table-cell>
          <table:table-cell table:style-name="ce4" office:value-type="string" calcext:value-type="string">
            <text:p>Ratio A15/A7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Write_PPM</text:p>
          </table:table-cell>
          <table:table-cell table:style-name="ce7" office:value-type="float" office:value="0.157375493209298" calcext:value-type="float">
            <text:p>0.157</text:p>
          </table:table-cell>
          <table:table-cell table:style-name="ce10" office:value-type="float" office:value="1.01657528061247" calcext:value-type="float">
            <text:p>1.017</text:p>
          </table:table-cell>
          <table:table-cell table:style-name="ce13" table:formula="of:=[.F9]/[.E9]" office:value-type="float" office:value="6.45955262717111" calcext:value-type="float">
            <text:p>6.5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HorWeights</text:p>
          </table:table-cell>
          <table:table-cell table:style-name="ce7" office:value-type="float" office:value="0.18442936930124" calcext:value-type="float">
            <text:p>0.184</text:p>
          </table:table-cell>
          <table:table-cell table:style-name="ce10" office:value-type="float" office:value="1.37833232982502" calcext:value-type="float">
            <text:p>1.378</text:p>
          </table:table-cell>
          <table:table-cell table:style-name="ce13" table:formula="of:=[.F10]/[.E10]" office:value-type="float" office:value="7.47349695467268" calcext:value-type="float">
            <text:p>7.5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mputeVertWeights</text:p>
          </table:table-cell>
          <table:table-cell table:style-name="ce7" office:value-type="float" office:value="0.181053568305278" calcext:value-type="float">
            <text:p>0.181</text:p>
          </table:table-cell>
          <table:table-cell table:style-name="ce10" office:value-type="float" office:value="1.30619913632377" calcext:value-type="float">
            <text:p>1.306</text:p>
          </table:table-cell>
          <table:table-cell table:style-name="ce13" table:formula="of:=[.F11]/[.E11]" office:value-type="float" office:value="7.21443464798971" calcext:value-type="float">
            <text:p>7.2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ggregateCost</text:p>
          </table:table-cell>
          <table:table-cell table:style-name="ce7" office:value-type="float" office:value="0.157500640207" calcext:value-type="float">
            <text:p>0.158</text:p>
          </table:table-cell>
          <table:table-cell table:style-name="ce10" office:value-type="float" office:value="1.18518138420659" calcext:value-type="float">
            <text:p>1.185</text:p>
          </table:table-cell>
          <table:table-cell table:style-name="ce13" table:formula="of:=[.F12]/[.E12]" office:value-type="float" office:value="7.52493058218004" calcext:value-type="float">
            <text:p>7.5</text:p>
          </table:table-cell>
          <table:table-cell table:style-name="ce1" table:number-columns-repeated="2"/>
          <table:table-cell table:number-columns-repeated="5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ostConstruction</text:p>
          </table:table-cell>
          <table:table-cell table:style-name="ce7" office:value-type="float" office:value="0.138342102413697" calcext:value-type="float">
            <text:p>0.138</text:p>
          </table:table-cell>
          <table:table-cell table:style-name="ce10" office:value-type="float" office:value="1.5765647404226" calcext:value-type="float">
            <text:p>1.577</text:p>
          </table:table-cell>
          <table:table-cell table:style-name="ce13" table:formula="of:=[.F13]/[.E13]" office:value-type="float" office:value="11.3961311337315" calcext:value-type="float">
            <text:p>11.4</text:p>
          </table:table-cell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L</text:p>
          </table:table-cell>
          <table:table-cell table:style-name="ce7" office:value-type="float" office:value="0.180338626661144" calcext:value-type="float">
            <text:p>0.180</text:p>
          </table:table-cell>
          <table:table-cell table:style-name="ce10" office:value-type="float" office:value="1.84138606068796" calcext:value-type="float">
            <text:p>1.841</text:p>
          </table:table-cell>
          <table:table-cell table:style-name="ce13" table:formula="of:=[.F14]/[.E14]" office:value-type="float" office:value="10.2107135602619" calcext:value-type="float">
            <text:p>10.2</text:p>
          </table:table-cell>
          <table:table-cell table:style-name="ce1"/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6"/>
          <table:table-cell table:style-name="ce1"/>
          <table:table-cell table:number-columns-repeated="99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Census_R</text:p>
          </table:table-cell>
          <table:table-cell table:style-name="ce7" office:value-type="float" office:value="0.180338626661144" calcext:value-type="float">
            <text:p>0.180</text:p>
          </table:table-cell>
          <table:table-cell table:style-name="ce10" office:value-type="float" office:value="1.84138606068796" calcext:value-type="float">
            <text:p>1.841</text:p>
          </table:table-cell>
          <table:table-cell table:style-name="ce13" table:formula="of:=[.F15]/[.E15]" office:value-type="float" office:value="10.2107135602619" calcext:value-type="float">
            <text:p>10.2</text:p>
          </table:table-cell>
          <table:table-cell table:style-name="ce1"/>
          <table:table-cell table:number-columns-repeated="6"/>
          <table:table-cell table:style-name="ce1" table:number-columns-repeated="2"/>
          <table:table-cell table:number-columns-repeated="3"/>
          <table:table-cell table:style-name="ce1"/>
          <table:table-cell table:number-columns-repeated="6"/>
          <table:table-cell table:style-name="ce1" table:number-columns-repeated="2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L</text:p>
          </table:table-cell>
          <table:table-cell table:style-name="ce7" office:value-type="float" office:value="0.138000507550659" calcext:value-type="float">
            <text:p>0.138</text:p>
          </table:table-cell>
          <table:table-cell table:style-name="ce10" office:value-type="float" office:value="0.941588067424891" calcext:value-type="float">
            <text:p>0.942</text:p>
          </table:table-cell>
          <table:table-cell table:style-name="ce13" table:formula="of:=[.F16]/[.E16]" office:value-type="float" office:value="6.82307684324451" calcext:value-type="float">
            <text:p>6.8</text:p>
          </table:table-cell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GB2Gray_R</text:p>
          </table:table-cell>
          <table:table-cell table:style-name="ce7" office:value-type="float" office:value="0.138000507550659" calcext:value-type="float">
            <text:p>0.138</text:p>
          </table:table-cell>
          <table:table-cell table:style-name="ce10" office:value-type="float" office:value="0.941588067424891" calcext:value-type="float">
            <text:p>0.942</text:p>
          </table:table-cell>
          <table:table-cell table:style-name="ce13" table:formula="of:=[.F17]/[.E17]" office:value-type="float" office:value="6.82307684324451" calcext:value-type="float">
            <text:p>6.8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8"/>
          <table:table-cell table:style-name="ce16"/>
          <table:table-cell table:number-columns-repeated="2"/>
          <table:table-cell table:style-name="ce16"/>
          <table:table-cell table:number-columns-repeated="1000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disparitySelect</text:p>
          </table:table-cell>
          <table:table-cell table:style-name="ce7" office:value-type="float" office:value="0.124444773277247" calcext:value-type="float">
            <text:p>0.124</text:p>
          </table:table-cell>
          <table:table-cell table:style-name="ce10" office:value-type="float" office:value="1.58992301147565" calcext:value-type="float">
            <text:p>1.590</text:p>
          </table:table-cell>
          <table:table-cell table:style-name="ce13" table:formula="of:=[.F18]/[.E18]" office:value-type="float" office:value="12.7761332967637" calcext:value-type="float">
            <text:p>12.8</text:p>
          </table:table-cell>
          <table:table-cell/>
          <table:table-cell table:style-name="ce16"/>
          <table:table-cell table:number-columns-repeated="11"/>
          <table:table-cell table:style-name="ce16"/>
          <table:table-cell table:number-columns-repeated="1003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Median_Filter</text:p>
          </table:table-cell>
          <table:table-cell table:style-name="ce7" office:value-type="float" office:value="0.23633190462349" calcext:value-type="float">
            <text:p>0.236</text:p>
          </table:table-cell>
          <table:table-cell table:style-name="ce10" office:value-type="float" office:value="1.50301977767974" calcext:value-type="float">
            <text:p>1.503</text:p>
          </table:table-cell>
          <table:table-cell table:style-name="ce13" table:formula="of:=[.F19]/[.E19]" office:value-type="float" office:value="6.35978362749736" calcext:value-type="float">
            <text:p>6.4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1</text:p>
          </table:table-cell>
          <table:table-cell table:style-name="ce7" office:value-type="float" office:value="0.126848800198133" calcext:value-type="float">
            <text:p>0.127</text:p>
          </table:table-cell>
          <table:table-cell table:style-name="ce10" office:value-type="float" office:value="0.958899455673213" calcext:value-type="float">
            <text:p>0.959</text:p>
          </table:table-cell>
          <table:table-cell table:style-name="ce13" table:formula="of:=[.F20]/[.E20]" office:value-type="float" office:value="7.55938924274765" calcext:value-type="float">
            <text:p>7.6</text:p>
          </table:table-cell>
          <table:table-cell table:number-columns-repeated="1017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Read_PPM0</text:p>
          </table:table-cell>
          <table:table-cell table:style-name="ce7" office:value-type="float" office:value="0.126848800198133" calcext:value-type="float">
            <text:p>0.127</text:p>
          </table:table-cell>
          <table:table-cell table:style-name="ce10" office:value-type="float" office:value="0.958899455673213" calcext:value-type="float">
            <text:p>0.959</text:p>
          </table:table-cell>
          <table:table-cell table:style-name="ce13" table:formula="of:=[.F21]/[.E21]" office:value-type="float" office:value="7.55938924274765" calcext:value-type="float">
            <text:p>7.6</text:p>
          </table:table-cell>
          <table:table-cell table:style-name="ce1"/>
          <table:table-cell table:number-columns-repeated="11"/>
          <table:table-cell table:style-name="ce1"/>
          <table:table-cell table:number-columns-repeated="1004"/>
        </table:table-row>
        <table:table-row table:style-name="ro1">
          <table:table-cell table:number-columns-repeated="3"/>
          <table:table-cell table:style-name="ce5" office:value-type="string" calcext:value-type="string">
            <text:p>Split</text:p>
          </table:table-cell>
          <table:table-cell table:style-name="ce8" office:value-type="float" office:value="0.159219516935163" calcext:value-type="float">
            <text:p>0.159</text:p>
          </table:table-cell>
          <table:table-cell table:style-name="ce11" office:value-type="float" office:value="1.27644494814815" calcext:value-type="float">
            <text:p>1.276</text:p>
          </table:table-cell>
          <table:table-cell/>
          <table:table-cell table:style-name="ce15" table:number-columns-repeated="7"/>
          <table:table-cell table:style-name="ce21"/>
          <table:table-cell table:style-name="ce15"/>
          <table:table-cell table:number-columns-repeated="3"/>
          <table:table-cell table:style-name="ce15" table:number-columns-repeated="7"/>
          <table:table-cell table:style-name="ce21"/>
          <table:table-cell table:style-name="ce15"/>
          <table:table-cell table:number-columns-repeated="996"/>
        </table:table-row>
        <table:table-row table:style-name="ro1">
          <table:table-cell table:number-columns-repeated="3"/>
          <table:table-cell table:style-name="ce5" office:value-type="string" calcext:value-type="string">
            <text:p>DisparityGen</text:p>
          </table:table-cell>
          <table:table-cell table:style-name="ce8" office:value-type="float" office:value="0.159219516935163" calcext:value-type="float">
            <text:p>0.159</text:p>
          </table:table-cell>
          <table:table-cell table:style-name="ce11" office:value-type="float" office:value="1.27644494814815" calcext:value-type="float">
            <text:p>1.276</text:p>
          </table:table-cell>
          <table:table-cell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1">
          <table:table-cell table:number-columns-repeated="3"/>
          <table:table-cell table:style-name="ce5" office:value-type="string" calcext:value-type="string">
            <text:p>Display_rgb0</text:p>
          </table:table-cell>
          <table:table-cell table:style-name="ce8" office:value-type="float" office:value="0.159219516935163" calcext:value-type="float">
            <text:p>0.159</text:p>
          </table:table-cell>
          <table:table-cell table:style-name="ce11" office:value-type="float" office:value="1.27644494814815" calcext:value-type="float">
            <text:p>1.276</text:p>
          </table:table-cell>
          <table:table-cell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1">
          <table:table-cell table:number-columns-repeated="3"/>
          <table:table-cell table:style-name="ce5" office:value-type="string" calcext:value-type="string">
            <text:p>Display_RGB1</text:p>
          </table:table-cell>
          <table:table-cell table:style-name="ce8" office:value-type="float" office:value="0.159219516935163" calcext:value-type="float">
            <text:p>0.159</text:p>
          </table:table-cell>
          <table:table-cell table:style-name="ce11" office:value-type="float" office:value="1.27644494814815" calcext:value-type="float">
            <text:p>1.276</text:p>
          </table:table-cell>
          <table:table-cell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1">
          <table:table-cell table:number-columns-repeated="3"/>
          <table:table-cell table:style-name="ce6" office:value-type="string" calcext:value-type="string">
            <text:p>OffsetGen</text:p>
          </table:table-cell>
          <table:table-cell table:style-name="ce8" office:value-type="float" office:value="0.159219516935163" calcext:value-type="float">
            <text:p>0.159</text:p>
          </table:table-cell>
          <table:table-cell table:style-name="ce12" office:value-type="float" office:value="1.27644494814815" calcext:value-type="float">
            <text:p>1.276</text:p>
          </table:table-cell>
          <table:table-cell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 table:number-rows-repeated="4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3"/>
          <table:table-cell table:style-name="ce15" table:number-columns-repeated="7"/>
          <table:table-cell table:style-name="ce1"/>
          <table:table-cell table:style-name="ce15"/>
          <table:table-cell table:number-columns-repeated="996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3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/>
          <table:table-cell/>
          <table:table-cell table:style-name="ce1" table:number-columns-repeated="7"/>
          <table:table-cell table:number-columns-repeated="3"/>
          <table:table-cell table:style-name="ce1"/>
          <table:table-cell/>
          <table:table-cell table:style-name="ce1" table:number-columns-repeated="7"/>
          <table:table-cell table:number-columns-repeated="996"/>
        </table:table-row>
        <table:table-row table:style-name="ro3" table:number-rows-repeated="2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1"/>
          <table:table-cell table:style-name="ce4"/>
          <table:table-cell table:number-columns-repeated="1004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3"/>
          <table:table-cell table:style-name="ce15" table:number-columns-repeated="7"/>
          <table:table-cell table:style-name="ce1"/>
          <table:table-cell table:style-name="ce15"/>
          <table:table-cell table:number-columns-repeated="996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3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996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3"/>
          <table:table-cell table:style-name="ce1" table:number-columns-repeated="8"/>
          <table:table-cell table:style-name="ce19"/>
          <table:table-cell table:number-columns-repeated="996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3"/>
          <table:table-cell table:style-name="ce1" table:number-columns-repeated="9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>
          <table:table-cell table:number-columns-repeated="7"/>
          <table:table-cell table:style-name="ce1"/>
          <table:table-cell table:style-name="ce17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6"/>
          <table:table-cell table:style-name="ce14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8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1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8"/>
          <table:table-cell table:style-name="ce20"/>
          <table:table-cell table:number-columns-repeated="1008"/>
        </table:table-row>
        <table:table-row table:style-name="ro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3">
          <table:table-cell table:number-columns-repeated="7"/>
          <table:table-cell table:style-name="ce15" table:number-columns-repeated="7"/>
          <table:table-cell table:style-name="ce1"/>
          <table:table-cell table:style-name="ce15"/>
          <table:table-cell table:number-columns-repeated="1008"/>
        </table:table-row>
        <table:table-row table:style-name="ro3" table:number-rows-repeated="7">
          <table:table-cell table:number-columns-repeated="7"/>
          <table:table-cell table:style-name="ce1"/>
          <table:table-cell table:number-columns-repeated="3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2">
          <table:table-cell table:number-columns-repeated="7"/>
          <table:table-cell table:style-name="ce1" table:number-columns-repeated="2"/>
          <table:table-cell table:number-columns-repeated="2"/>
          <table:table-cell table:style-name="ce1" table:number-columns-repeated="4"/>
          <table:table-cell table:style-name="ce19"/>
          <table:table-cell table:number-columns-repeated="1008"/>
        </table:table-row>
        <table:table-row table:style-name="ro3" table:number-rows-repeated="3">
          <table:table-cell table:number-columns-repeated="7"/>
          <table:table-cell table:style-name="ce1" table:number-columns-repeated="9"/>
          <table:table-cell table:number-columns-repeated="1008"/>
        </table:table-row>
        <table:table-row table:style-name="ro3" table:number-rows-repeated="104840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ap" table:style-name="ta1">
        <table:table-column table:style-name="co7" table:number-columns-repeated="3" table:default-cell-style-name="Default"/>
        <table:table-column table:style-name="co14" table:default-cell-style-name="ce4"/>
        <table:table-column table:style-name="co15" table:default-cell-style-name="ce7"/>
        <table:table-column table:style-name="co7" table:default-cell-style-name="ce7"/>
        <table:table-column table:style-name="co7" table:number-columns-repeated="2" table:default-cell-style-name="ce23"/>
        <table:table-column table:style-name="co7" table:number-columns-repeated="2" table:default-cell-style-name="ce13"/>
        <table:table-row table:style-name="ro3" table:number-rows-repeated="7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2"/>
          <table:table-cell table:style-name="ce4" office:value-type="string" calcext:value-type="string">
            <text:p>P(W)</text:p>
          </table:table-cell>
          <table:table-cell table:style-name="ce4" office:value-type="string" calcext:value-type="string">
            <text:p>Stdev</text:p>
          </table:table-cell>
          <table:table-cell table:style-name="ce4" office:value-type="string" calcext:value-type="string">
            <text:p>P(W)</text:p>
          </table:table-cell>
          <table:table-cell table:style-name="ce4" office:value-type="string" calcext:value-type="string">
            <text:p>Stdev</text:p>
          </table:table-cell>
          <table:table-cell table:style-name="ce4"/>
          <table:table-cell table:style-name="Default"/>
        </table:table-row>
        <table:table-row table:style-name="ro1">
          <table:table-cell table:number-columns-repeated="3"/>
          <table:table-cell table:style-name="ce3"/>
          <table:table-cell table:style-name="ce3" office:value-type="string" calcext:value-type="string">
            <text:p>ARM_CortexA7</text:p>
          </table:table-cell>
          <table:table-cell table:style-name="ce3"/>
          <table:table-cell table:style-name="ce9" office:value-type="string" calcext:value-type="string">
            <text:p>ARM_CortexA15</text:p>
          </table:table-cell>
          <table:table-cell table:style-name="ce9"/>
          <table:table-cell table:number-columns-repeated="2" table:style-name="ce4" office:value-type="string" calcext:value-type="string">
            <text:p>Ratio A15/A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rite_PPM</text:p>
          </table:table-cell>
          <table:table-cell table:formula="of:=AVERAGE(['nbIterations=2, maxDisparity=2'.D5];['nbIterations=3, maxDisparity=15'.D7];['nbIterations=4, maxDisparity=30'.E5];['nbIterations=4, maxDisparity=60'.E7];['Image 90x75, NbIterations=4, maxDisparity=60'.E5];['Image 270x225, NbIterations=4, maxDisparity=60'.E9])" office:value-type="float" office:value="0.156502048847416" calcext:value-type="float">
            <text:p>0.157</text:p>
          </table:table-cell>
          <table:table-cell table:formula="of:=STDEV(['nbIterations=2, maxDisparity=2'.D5];['nbIterations=3, maxDisparity=15'.D7];['nbIterations=4, maxDisparity=30'.E5];['nbIterations=4, maxDisparity=60'.E7];['Image 90x75, NbIterations=4, maxDisparity=60'.E5];['Image 270x225, NbIterations=4, maxDisparity=60'.E9])" office:value-type="float" office:value="0.00405058354434008" calcext:value-type="float">
            <text:p>0.004</text:p>
          </table:table-cell>
          <table:table-cell table:formula="of:=AVERAGE(['nbIterations=2, maxDisparity=2'.E5];['nbIterations=3, maxDisparity=15'.E7];['nbIterations=4, maxDisparity=30'.F5];['nbIterations=4, maxDisparity=60'.F7];['Image 90x75, NbIterations=4, maxDisparity=60'.F5];['Image 270x225, NbIterations=4, maxDisparity=60'.F9])" office:value-type="float" office:value="0.963968777249402" calcext:value-type="float">
            <text:p>0.96</text:p>
          </table:table-cell>
          <table:table-cell table:formula="of:=STDEV(['nbIterations=2, maxDisparity=2'.E5];['nbIterations=3, maxDisparity=15'.E7];['nbIterations=4, maxDisparity=30'.F5];['nbIterations=4, maxDisparity=60'.F7];['Image 90x75, NbIterations=4, maxDisparity=60'.F5];['Image 270x225, NbIterations=4, maxDisparity=60'.F9])" office:value-type="float" office:value="0.0635904057179603" calcext:value-type="float">
            <text:p>0.06</text:p>
          </table:table-cell>
          <table:table-cell table:formula="of:=AVERAGE(['nbIterations=2, maxDisparity=2'.F5];['nbIterations=3, maxDisparity=15'.F7];['nbIterations=4, maxDisparity=30'.G5];['nbIterations=4, maxDisparity=60'.G7];['Image 90x75, NbIterations=4, maxDisparity=60'.G5];['Image 270x225, NbIterations=4, maxDisparity=60'.G9])" office:value-type="float" office:value="6.1669122907528" calcext:value-type="float">
            <text:p>6.2</text:p>
          </table:table-cell>
          <table:table-cell table:formula="of:=STDEV(['nbIterations=2, maxDisparity=2'.F5];['nbIterations=3, maxDisparity=15'.F7];['nbIterations=4, maxDisparity=30'.G5];['nbIterations=4, maxDisparity=60'.G7];['Image 90x75, NbIterations=4, maxDisparity=60'.G5];['Image 270x225, NbIterations=4, maxDisparity=60'.G9])" office:value-type="float" office:value="0.495483809715594" calcext:value-type="float">
            <text:p>0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HorWeights</text:p>
          </table:table-cell>
          <table:table-cell table:formula="of:=AVERAGE(['nbIterations=2, maxDisparity=2'.D6];['nbIterations=3, maxDisparity=15'.D8];['nbIterations=4, maxDisparity=30'.E6];['nbIterations=4, maxDisparity=60'.E8];['Image 90x75, NbIterations=4, maxDisparity=60'.E6];['Image 270x225, NbIterations=4, maxDisparity=60'.E10])" office:value-type="float" office:value="0.177545175079979" calcext:value-type="float">
            <text:p>0.178</text:p>
          </table:table-cell>
          <table:table-cell table:formula="of:=STDEV(['nbIterations=2, maxDisparity=2'.D6];['nbIterations=3, maxDisparity=15'.D8];['nbIterations=4, maxDisparity=30'.E6];['nbIterations=4, maxDisparity=60'.E8];['Image 90x75, NbIterations=4, maxDisparity=60'.E6];['Image 270x225, NbIterations=4, maxDisparity=60'.E10])" office:value-type="float" office:value="0.00665799863106157" calcext:value-type="float">
            <text:p>0.007</text:p>
          </table:table-cell>
          <table:table-cell table:formula="of:=AVERAGE(['nbIterations=2, maxDisparity=2'.E6];['nbIterations=3, maxDisparity=15'.E8];['nbIterations=4, maxDisparity=30'.F6];['nbIterations=4, maxDisparity=60'.F8];['Image 90x75, NbIterations=4, maxDisparity=60'.F6];['Image 270x225, NbIterations=4, maxDisparity=60'.F10])" office:value-type="float" office:value="1.33162818161614" calcext:value-type="float">
            <text:p>1.33</text:p>
          </table:table-cell>
          <table:table-cell table:formula="of:=STDEV(['nbIterations=2, maxDisparity=2'.E6];['nbIterations=3, maxDisparity=15'.E8];['nbIterations=4, maxDisparity=30'.F6];['nbIterations=4, maxDisparity=60'.F8];['Image 90x75, NbIterations=4, maxDisparity=60'.F6];['Image 270x225, NbIterations=4, maxDisparity=60'.F10])" office:value-type="float" office:value="0.0486312059585055" calcext:value-type="float">
            <text:p>0.05</text:p>
          </table:table-cell>
          <table:table-cell table:formula="of:=AVERAGE(['nbIterations=2, maxDisparity=2'.F6];['nbIterations=3, maxDisparity=15'.F8];['nbIterations=4, maxDisparity=30'.G6];['nbIterations=4, maxDisparity=60'.G8];['Image 90x75, NbIterations=4, maxDisparity=60'.G6];['Image 270x225, NbIterations=4, maxDisparity=60'.G10])" office:value-type="float" office:value="7.51093906113445" calcext:value-type="float">
            <text:p>7.5</text:p>
          </table:table-cell>
          <table:table-cell table:formula="of:=STDEV(['nbIterations=2, maxDisparity=2'.F6];['nbIterations=3, maxDisparity=15'.F8];['nbIterations=4, maxDisparity=30'.G6];['nbIterations=4, maxDisparity=60'.G8];['Image 90x75, NbIterations=4, maxDisparity=60'.G6];['Image 270x225, NbIterations=4, maxDisparity=60'.G10])" office:value-type="float" office:value="0.440748666576404" calcext:value-type="float">
            <text:p>0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eVertWeights</text:p>
          </table:table-cell>
          <table:table-cell table:formula="of:=AVERAGE(['nbIterations=2, maxDisparity=2'.D7];['nbIterations=3, maxDisparity=15'.D9];['nbIterations=4, maxDisparity=30'.E7];['nbIterations=4, maxDisparity=60'.E9];['Image 90x75, NbIterations=4, maxDisparity=60'.E7];['Image 270x225, NbIterations=4, maxDisparity=60'.E11])" office:value-type="float" office:value="0.18168172163352" calcext:value-type="float">
            <text:p>0.182</text:p>
          </table:table-cell>
          <table:table-cell table:formula="of:=STDEV(['nbIterations=2, maxDisparity=2'.D7];['nbIterations=3, maxDisparity=15'.D9];['nbIterations=4, maxDisparity=30'.E7];['nbIterations=4, maxDisparity=60'.E9];['Image 90x75, NbIterations=4, maxDisparity=60'.E7];['Image 270x225, NbIterations=4, maxDisparity=60'.E11])" office:value-type="float" office:value="0.00455752266979559" calcext:value-type="float">
            <text:p>0.005</text:p>
          </table:table-cell>
          <table:table-cell table:formula="of:=AVERAGE(['nbIterations=2, maxDisparity=2'.E7];['nbIterations=3, maxDisparity=15'.E9];['nbIterations=4, maxDisparity=30'.F7];['nbIterations=4, maxDisparity=60'.F9];['Image 90x75, NbIterations=4, maxDisparity=60'.F7];['Image 270x225, NbIterations=4, maxDisparity=60'.F11])" office:value-type="float" office:value="1.33444958083899" calcext:value-type="float">
            <text:p>1.33</text:p>
          </table:table-cell>
          <table:table-cell table:formula="of:=STDEV(['nbIterations=2, maxDisparity=2'.E7];['nbIterations=3, maxDisparity=15'.E9];['nbIterations=4, maxDisparity=30'.F7];['nbIterations=4, maxDisparity=60'.F9];['Image 90x75, NbIterations=4, maxDisparity=60'.F7];['Image 270x225, NbIterations=4, maxDisparity=60'.F11])" office:value-type="float" office:value="0.0443312505653228" calcext:value-type="float">
            <text:p>0.04</text:p>
          </table:table-cell>
          <table:table-cell table:formula="of:=AVERAGE(['nbIterations=2, maxDisparity=2'.F7];['nbIterations=3, maxDisparity=15'.F9];['nbIterations=4, maxDisparity=30'.G7];['nbIterations=4, maxDisparity=60'.G9];['Image 90x75, NbIterations=4, maxDisparity=60'.G7];['Image 270x225, NbIterations=4, maxDisparity=60'.G11])" office:value-type="float" office:value="7.35202068918928" calcext:value-type="float">
            <text:p>7.4</text:p>
          </table:table-cell>
          <table:table-cell table:formula="of:=STDEV(['nbIterations=2, maxDisparity=2'.F7];['nbIterations=3, maxDisparity=15'.F9];['nbIterations=4, maxDisparity=30'.G7];['nbIterations=4, maxDisparity=60'.G9];['Image 90x75, NbIterations=4, maxDisparity=60'.G7];['Image 270x225, NbIterations=4, maxDisparity=60'.G11])" office:value-type="float" office:value="0.393540625669237" calcext:value-type="float">
            <text:p>0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ggregateCost</text:p>
          </table:table-cell>
          <table:table-cell table:formula="of:=AVERAGE(['nbIterations=2, maxDisparity=2'.D8];['nbIterations=3, maxDisparity=15'.D10];['nbIterations=4, maxDisparity=30'.E8];['nbIterations=4, maxDisparity=60'.E10];['Image 90x75, NbIterations=4, maxDisparity=60'.E8];['Image 270x225, NbIterations=4, maxDisparity=60'.E12])" office:value-type="float" office:value="0.167097181427115" calcext:value-type="float">
            <text:p>0.167</text:p>
          </table:table-cell>
          <table:table-cell table:formula="of:=STDEV(['nbIterations=2, maxDisparity=2'.D8];['nbIterations=3, maxDisparity=15'.D10];['nbIterations=4, maxDisparity=30'.E8];['nbIterations=4, maxDisparity=60'.E10];['Image 90x75, NbIterations=4, maxDisparity=60'.E8];['Image 270x225, NbIterations=4, maxDisparity=60'.E12])" office:value-type="float" office:value="0.00869217032494913" calcext:value-type="float">
            <text:p>0.009</text:p>
          </table:table-cell>
          <table:table-cell table:formula="of:=AVERAGE(['nbIterations=2, maxDisparity=2'.E8];['nbIterations=3, maxDisparity=15'.E10];['nbIterations=4, maxDisparity=30'.F8];['nbIterations=4, maxDisparity=60'.F10];['Image 90x75, NbIterations=4, maxDisparity=60'.F8];['Image 270x225, NbIterations=4, maxDisparity=60'.F12])" office:value-type="float" office:value="1.19418285590231" calcext:value-type="float">
            <text:p>1.19</text:p>
          </table:table-cell>
          <table:table-cell table:formula="of:=STDEV(['nbIterations=2, maxDisparity=2'.E8];['nbIterations=3, maxDisparity=15'.E10];['nbIterations=4, maxDisparity=30'.F8];['nbIterations=4, maxDisparity=60'.F10];['Image 90x75, NbIterations=4, maxDisparity=60'.F8];['Image 270x225, NbIterations=4, maxDisparity=60'.F12])" office:value-type="float" office:value="0.290698951560685" calcext:value-type="float">
            <text:p>0.29</text:p>
          </table:table-cell>
          <table:table-cell table:formula="of:=AVERAGE(['nbIterations=2, maxDisparity=2'.F8];['nbIterations=3, maxDisparity=15'.F10];['nbIterations=4, maxDisparity=30'.G8];['nbIterations=4, maxDisparity=60'.G10];['Image 90x75, NbIterations=4, maxDisparity=60'.G8];['Image 270x225, NbIterations=4, maxDisparity=60'.G12])" office:value-type="float" office:value="7.19782451830979" calcext:value-type="float">
            <text:p>7.2</text:p>
          </table:table-cell>
          <table:table-cell table:formula="of:=STDEV(['nbIterations=2, maxDisparity=2'.F8];['nbIterations=3, maxDisparity=15'.F10];['nbIterations=4, maxDisparity=30'.G8];['nbIterations=4, maxDisparity=60'.G10];['Image 90x75, NbIterations=4, maxDisparity=60'.G8];['Image 270x225, NbIterations=4, maxDisparity=60'.G12])" office:value-type="float" office:value="1.98580463449851" calcext:value-type="float">
            <text:p>2.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stConstruction</text:p>
          </table:table-cell>
          <table:table-cell table:formula="of:=AVERAGE(['nbIterations=2, maxDisparity=2'.D9];['nbIterations=3, maxDisparity=15'.D11];['nbIterations=4, maxDisparity=30'.E9];['nbIterations=4, maxDisparity=60'.E11];['Image 90x75, NbIterations=4, maxDisparity=60'.E9];['Image 270x225, NbIterations=4, maxDisparity=60'.E13])" office:value-type="float" office:value="0.142127929725109" calcext:value-type="float">
            <text:p>0.142</text:p>
          </table:table-cell>
          <table:table-cell table:formula="of:=STDEV(['nbIterations=2, maxDisparity=2'.D9];['nbIterations=3, maxDisparity=15'.D11];['nbIterations=4, maxDisparity=30'.E9];['nbIterations=4, maxDisparity=60'.E11];['Image 90x75, NbIterations=4, maxDisparity=60'.E9];['Image 270x225, NbIterations=4, maxDisparity=60'.E13])" office:value-type="float" office:value="0.00711756406590388" calcext:value-type="float">
            <text:p>0.007</text:p>
          </table:table-cell>
          <table:table-cell table:formula="of:=AVERAGE(['nbIterations=2, maxDisparity=2'.E9];['nbIterations=3, maxDisparity=15'.E11];['nbIterations=4, maxDisparity=30'.F9];['nbIterations=4, maxDisparity=60'.F11];['Image 90x75, NbIterations=4, maxDisparity=60'.F9];['Image 270x225, NbIterations=4, maxDisparity=60'.F13])" office:value-type="float" office:value="1.51080887602483" calcext:value-type="float">
            <text:p>1.51</text:p>
          </table:table-cell>
          <table:table-cell table:formula="of:=STDEV(['nbIterations=2, maxDisparity=2'.E9];['nbIterations=3, maxDisparity=15'.E11];['nbIterations=4, maxDisparity=30'.F9];['nbIterations=4, maxDisparity=60'.F11];['Image 90x75, NbIterations=4, maxDisparity=60'.F9];['Image 270x225, NbIterations=4, maxDisparity=60'.F13])" office:value-type="float" office:value="0.104429669842389" calcext:value-type="float">
            <text:p>0.10</text:p>
          </table:table-cell>
          <table:table-cell table:formula="of:=AVERAGE(['nbIterations=2, maxDisparity=2'.F9];['nbIterations=3, maxDisparity=15'.F11];['nbIterations=4, maxDisparity=30'.G9];['nbIterations=4, maxDisparity=60'.G11];['Image 90x75, NbIterations=4, maxDisparity=60'.G9];['Image 270x225, NbIterations=4, maxDisparity=60'.G13])" office:value-type="float" office:value="10.6764712778774" calcext:value-type="float">
            <text:p>10.7</text:p>
          </table:table-cell>
          <table:table-cell table:formula="of:=STDEV(['nbIterations=2, maxDisparity=2'.F9];['nbIterations=3, maxDisparity=15'.F11];['nbIterations=4, maxDisparity=30'.G9];['nbIterations=4, maxDisparity=60'.G11];['Image 90x75, NbIterations=4, maxDisparity=60'.G9];['Image 270x225, NbIterations=4, maxDisparity=60'.G13])" office:value-type="float" office:value="1.17530960077225" calcext:value-type="float">
            <text:p>1.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sus_L</text:p>
          </table:table-cell>
          <table:table-cell table:formula="of:=AVERAGE(['nbIterations=2, maxDisparity=2'.D10];['nbIterations=3, maxDisparity=15'.D12];['nbIterations=4, maxDisparity=30'.E10];['nbIterations=4, maxDisparity=60'.E12];['Image 90x75, NbIterations=4, maxDisparity=60'.E10];['Image 270x225, NbIterations=4, maxDisparity=60'.E14])" office:value-type="float" office:value="0.192496430570795" calcext:value-type="float">
            <text:p>0.192</text:p>
          </table:table-cell>
          <table:table-cell table:formula="of:=STDEV(['nbIterations=2, maxDisparity=2'.D10];['nbIterations=3, maxDisparity=15'.D12];['nbIterations=4, maxDisparity=30'.E10];['nbIterations=4, maxDisparity=60'.E12];['Image 90x75, NbIterations=4, maxDisparity=60'.E10];['Image 270x225, NbIterations=4, maxDisparity=60'.E14])" office:value-type="float" office:value="0.0094206002590496" calcext:value-type="float">
            <text:p>0.009</text:p>
          </table:table-cell>
          <table:table-cell table:formula="of:=AVERAGE(['nbIterations=2, maxDisparity=2'.E10];['nbIterations=3, maxDisparity=15'.E12];['nbIterations=4, maxDisparity=30'.F10];['nbIterations=4, maxDisparity=60'.F12];['Image 90x75, NbIterations=4, maxDisparity=60'.F10];['Image 270x225, NbIterations=4, maxDisparity=60'.F14])" office:value-type="float" office:value="1.81709695190142" calcext:value-type="float">
            <text:p>1.82</text:p>
          </table:table-cell>
          <table:table-cell table:formula="of:=STDEV(['nbIterations=2, maxDisparity=2'.E10];['nbIterations=3, maxDisparity=15'.E12];['nbIterations=4, maxDisparity=30'.F10];['nbIterations=4, maxDisparity=60'.F12];['Image 90x75, NbIterations=4, maxDisparity=60'.F10];['Image 270x225, NbIterations=4, maxDisparity=60'.F14])" office:value-type="float" office:value="0.0894505505194191" calcext:value-type="float">
            <text:p>0.09</text:p>
          </table:table-cell>
          <table:table-cell table:formula="of:=AVERAGE(['nbIterations=2, maxDisparity=2'.F10];['nbIterations=3, maxDisparity=15'.F12];['nbIterations=4, maxDisparity=30'.G10];['nbIterations=4, maxDisparity=60'.G12];['Image 90x75, NbIterations=4, maxDisparity=60'.G10];['Image 270x225, NbIterations=4, maxDisparity=60'.G14])" office:value-type="float" office:value="9.45744350362389" calcext:value-type="float">
            <text:p>9.5</text:p>
          </table:table-cell>
          <table:table-cell table:formula="of:=STDEV(['nbIterations=2, maxDisparity=2'.F10];['nbIterations=3, maxDisparity=15'.F12];['nbIterations=4, maxDisparity=30'.G10];['nbIterations=4, maxDisparity=60'.G12];['Image 90x75, NbIterations=4, maxDisparity=60'.G10];['Image 270x225, NbIterations=4, maxDisparity=60'.G14])" office:value-type="float" office:value="0.645209554865471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nsus_R</text:p>
          </table:table-cell>
          <table:table-cell table:formula="of:=AVERAGE(['nbIterations=2, maxDisparity=2'.D11];['nbIterations=3, maxDisparity=15'.D13];['nbIterations=4, maxDisparity=30'.E11];['nbIterations=4, maxDisparity=60'.E13];['Image 90x75, NbIterations=4, maxDisparity=60'.E11];['Image 270x225, NbIterations=4, maxDisparity=60'.E15])" office:value-type="float" office:value="0.192496430570795" calcext:value-type="float">
            <text:p>0.192</text:p>
          </table:table-cell>
          <table:table-cell table:formula="of:=STDEV(['nbIterations=2, maxDisparity=2'.D11];['nbIterations=3, maxDisparity=15'.D13];['nbIterations=4, maxDisparity=30'.E11];['nbIterations=4, maxDisparity=60'.E13];['Image 90x75, NbIterations=4, maxDisparity=60'.E11];['Image 270x225, NbIterations=4, maxDisparity=60'.E15])" office:value-type="float" office:value="0.0094206002590496" calcext:value-type="float">
            <text:p>0.009</text:p>
          </table:table-cell>
          <table:table-cell table:formula="of:=AVERAGE(['nbIterations=2, maxDisparity=2'.E11];['nbIterations=3, maxDisparity=15'.E13];['nbIterations=4, maxDisparity=30'.F11];['nbIterations=4, maxDisparity=60'.F13];['Image 90x75, NbIterations=4, maxDisparity=60'.F11];['Image 270x225, NbIterations=4, maxDisparity=60'.F15])" office:value-type="float" office:value="1.81709695190142" calcext:value-type="float">
            <text:p>1.82</text:p>
          </table:table-cell>
          <table:table-cell table:formula="of:=STDEV(['nbIterations=2, maxDisparity=2'.E11];['nbIterations=3, maxDisparity=15'.E13];['nbIterations=4, maxDisparity=30'.F11];['nbIterations=4, maxDisparity=60'.F13];['Image 90x75, NbIterations=4, maxDisparity=60'.F11];['Image 270x225, NbIterations=4, maxDisparity=60'.F15])" office:value-type="float" office:value="0.0894505505194191" calcext:value-type="float">
            <text:p>0.09</text:p>
          </table:table-cell>
          <table:table-cell table:formula="of:=AVERAGE(['nbIterations=2, maxDisparity=2'.F11];['nbIterations=3, maxDisparity=15'.F13];['nbIterations=4, maxDisparity=30'.G11];['nbIterations=4, maxDisparity=60'.G13];['Image 90x75, NbIterations=4, maxDisparity=60'.G11];['Image 270x225, NbIterations=4, maxDisparity=60'.G15])" office:value-type="float" office:value="9.45744350362389" calcext:value-type="float">
            <text:p>9.5</text:p>
          </table:table-cell>
          <table:table-cell table:formula="of:=STDEV(['nbIterations=2, maxDisparity=2'.F11];['nbIterations=3, maxDisparity=15'.F13];['nbIterations=4, maxDisparity=30'.G11];['nbIterations=4, maxDisparity=60'.G13];['Image 90x75, NbIterations=4, maxDisparity=60'.G11];['Image 270x225, NbIterations=4, maxDisparity=60'.G15])" office:value-type="float" office:value="0.645209554865471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GB2Gray_L</text:p>
          </table:table-cell>
          <table:table-cell table:formula="of:=AVERAGE(['nbIterations=2, maxDisparity=2'.D12];['nbIterations=3, maxDisparity=15'.D14];['nbIterations=4, maxDisparity=30'.E12];['nbIterations=4, maxDisparity=60'.E14];['Image 90x75, NbIterations=4, maxDisparity=60'.E12];['Image 270x225, NbIterations=4, maxDisparity=60'.E16])" office:value-type="float" office:value="0.134834269494073" calcext:value-type="float">
            <text:p>0.135</text:p>
          </table:table-cell>
          <table:table-cell table:formula="of:=STDEV(['nbIterations=2, maxDisparity=2'.D12];['nbIterations=3, maxDisparity=15'.D14];['nbIterations=4, maxDisparity=30'.E12];['nbIterations=4, maxDisparity=60'.E14];['Image 90x75, NbIterations=4, maxDisparity=60'.E12];['Image 270x225, NbIterations=4, maxDisparity=60'.E16])" office:value-type="float" office:value="0.00901802677845501" calcext:value-type="float">
            <text:p>0.009</text:p>
          </table:table-cell>
          <table:table-cell table:formula="of:=AVERAGE(['nbIterations=2, maxDisparity=2'.E12];['nbIterations=3, maxDisparity=15'.E14];['nbIterations=4, maxDisparity=30'.F12];['nbIterations=4, maxDisparity=60'.F14];['Image 90x75, NbIterations=4, maxDisparity=60'.F12];['Image 270x225, NbIterations=4, maxDisparity=60'.F16])" office:value-type="float" office:value="0.897032501336376" calcext:value-type="float">
            <text:p>0.90</text:p>
          </table:table-cell>
          <table:table-cell table:formula="of:=STDEV(['nbIterations=2, maxDisparity=2'.E12];['nbIterations=3, maxDisparity=15'.E14];['nbIterations=4, maxDisparity=30'.F12];['nbIterations=4, maxDisparity=60'.F14];['Image 90x75, NbIterations=4, maxDisparity=60'.F12];['Image 270x225, NbIterations=4, maxDisparity=60'.F16])" office:value-type="float" office:value="0.0560489166060467" calcext:value-type="float">
            <text:p>0.06</text:p>
          </table:table-cell>
          <table:table-cell table:formula="of:=AVERAGE(['nbIterations=2, maxDisparity=2'.F12];['nbIterations=3, maxDisparity=15'.F14];['nbIterations=4, maxDisparity=30'.G12];['nbIterations=4, maxDisparity=60'.G14];['Image 90x75, NbIterations=4, maxDisparity=60'.G12];['Image 270x225, NbIterations=4, maxDisparity=60'.G16])" office:value-type="float" office:value="6.69251726749106" calcext:value-type="float">
            <text:p>6.7</text:p>
          </table:table-cell>
          <table:table-cell table:formula="of:=STDEV(['nbIterations=2, maxDisparity=2'.F12];['nbIterations=3, maxDisparity=15'.F14];['nbIterations=4, maxDisparity=30'.G12];['nbIterations=4, maxDisparity=60'.G14];['Image 90x75, NbIterations=4, maxDisparity=60'.G12];['Image 270x225, NbIterations=4, maxDisparity=60'.G16])" office:value-type="float" office:value="0.798194367337958" calcext:value-type="float">
            <text:p>0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GB2Gray_R</text:p>
          </table:table-cell>
          <table:table-cell table:formula="of:=AVERAGE(['nbIterations=2, maxDisparity=2'.D13];['nbIterations=3, maxDisparity=15'.D15];['nbIterations=4, maxDisparity=30'.E13];['nbIterations=4, maxDisparity=60'.E15];['Image 90x75, NbIterations=4, maxDisparity=60'.E13];['Image 270x225, NbIterations=4, maxDisparity=60'.E17])" office:value-type="float" office:value="0.134834269494073" calcext:value-type="float">
            <text:p>0.135</text:p>
          </table:table-cell>
          <table:table-cell table:formula="of:=STDEV(['nbIterations=2, maxDisparity=2'.D13];['nbIterations=3, maxDisparity=15'.D15];['nbIterations=4, maxDisparity=30'.E13];['nbIterations=4, maxDisparity=60'.E15];['Image 90x75, NbIterations=4, maxDisparity=60'.E13];['Image 270x225, NbIterations=4, maxDisparity=60'.E17])" office:value-type="float" office:value="0.00901802677845501" calcext:value-type="float">
            <text:p>0.009</text:p>
          </table:table-cell>
          <table:table-cell table:formula="of:=AVERAGE(['nbIterations=2, maxDisparity=2'.E13];['nbIterations=3, maxDisparity=15'.E15];['nbIterations=4, maxDisparity=30'.F13];['nbIterations=4, maxDisparity=60'.F15];['Image 90x75, NbIterations=4, maxDisparity=60'.F13];['Image 270x225, NbIterations=4, maxDisparity=60'.F17])" office:value-type="float" office:value="0.897032501336376" calcext:value-type="float">
            <text:p>0.90</text:p>
          </table:table-cell>
          <table:table-cell table:formula="of:=STDEV(['nbIterations=2, maxDisparity=2'.E13];['nbIterations=3, maxDisparity=15'.E15];['nbIterations=4, maxDisparity=30'.F13];['nbIterations=4, maxDisparity=60'.F15];['Image 90x75, NbIterations=4, maxDisparity=60'.F13];['Image 270x225, NbIterations=4, maxDisparity=60'.F17])" office:value-type="float" office:value="0.0560489166060467" calcext:value-type="float">
            <text:p>0.06</text:p>
          </table:table-cell>
          <table:table-cell table:formula="of:=AVERAGE(['nbIterations=2, maxDisparity=2'.F13];['nbIterations=3, maxDisparity=15'.F15];['nbIterations=4, maxDisparity=30'.G13];['nbIterations=4, maxDisparity=60'.G15];['Image 90x75, NbIterations=4, maxDisparity=60'.G13];['Image 270x225, NbIterations=4, maxDisparity=60'.G17])" office:value-type="float" office:value="6.69251726749106" calcext:value-type="float">
            <text:p>6.7</text:p>
          </table:table-cell>
          <table:table-cell table:formula="of:=STDEV(['nbIterations=2, maxDisparity=2'.F13];['nbIterations=3, maxDisparity=15'.F15];['nbIterations=4, maxDisparity=30'.G13];['nbIterations=4, maxDisparity=60'.G15];['Image 90x75, NbIterations=4, maxDisparity=60'.G13];['Image 270x225, NbIterations=4, maxDisparity=60'.G17])" office:value-type="float" office:value="0.798194367337958" calcext:value-type="float">
            <text:p>0.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paritySelect</text:p>
          </table:table-cell>
          <table:table-cell table:formula="of:=AVERAGE(['nbIterations=2, maxDisparity=2'.D14];['nbIterations=3, maxDisparity=15'.D16];['nbIterations=4, maxDisparity=30'.E14];['nbIterations=4, maxDisparity=60'.E16];['Image 90x75, NbIterations=4, maxDisparity=60'.E14];['Image 270x225, NbIterations=4, maxDisparity=60'.E18])" office:value-type="float" office:value="0.165176592630252" calcext:value-type="float">
            <text:p>0.165</text:p>
          </table:table-cell>
          <table:table-cell table:formula="of:=STDEV(['nbIterations=2, maxDisparity=2'.D14];['nbIterations=3, maxDisparity=15'.D16];['nbIterations=4, maxDisparity=30'.E14];['nbIterations=4, maxDisparity=60'.E16];['Image 90x75, NbIterations=4, maxDisparity=60'.E14];['Image 270x225, NbIterations=4, maxDisparity=60'.E18])" office:value-type="float" office:value="0.0266408975062831" calcext:value-type="float">
            <text:p>0.027</text:p>
          </table:table-cell>
          <table:table-cell table:formula="of:=AVERAGE(['nbIterations=2, maxDisparity=2'.E14];['nbIterations=3, maxDisparity=15'.E16];['nbIterations=4, maxDisparity=30'.F14];['nbIterations=4, maxDisparity=60'.F16];['Image 90x75, NbIterations=4, maxDisparity=60'.F14];['Image 270x225, NbIterations=4, maxDisparity=60'.F18])" office:value-type="float" office:value="1.73994590348293" calcext:value-type="float">
            <text:p>1.74</text:p>
          </table:table-cell>
          <table:table-cell table:formula="of:=STDEV(['nbIterations=2, maxDisparity=2'.E14];['nbIterations=3, maxDisparity=15'.E16];['nbIterations=4, maxDisparity=30'.F14];['nbIterations=4, maxDisparity=60'.F16];['Image 90x75, NbIterations=4, maxDisparity=60'.F14];['Image 270x225, NbIterations=4, maxDisparity=60'.F18])" office:value-type="float" office:value="0.267553412665532" calcext:value-type="float">
            <text:p>0.27</text:p>
          </table:table-cell>
          <table:table-cell table:formula="of:=AVERAGE(['nbIterations=2, maxDisparity=2'.F14];['nbIterations=3, maxDisparity=15'.F16];['nbIterations=4, maxDisparity=30'.G14];['nbIterations=4, maxDisparity=60'.G16];['Image 90x75, NbIterations=4, maxDisparity=60'.G14];['Image 270x225, NbIterations=4, maxDisparity=60'.G18])" office:value-type="float" office:value="10.6385223775473" calcext:value-type="float">
            <text:p>10.6</text:p>
          </table:table-cell>
          <table:table-cell table:formula="of:=STDEV(['nbIterations=2, maxDisparity=2'.F14];['nbIterations=3, maxDisparity=15'.F16];['nbIterations=4, maxDisparity=30'.G14];['nbIterations=4, maxDisparity=60'.G16];['Image 90x75, NbIterations=4, maxDisparity=60'.G14];['Image 270x225, NbIterations=4, maxDisparity=60'.G18])" office:value-type="float" office:value="1.54027499540837" calcext:value-type="float">
            <text:p>1.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edian_Filter</text:p>
          </table:table-cell>
          <table:table-cell table:formula="of:=AVERAGE(['nbIterations=2, maxDisparity=2'.D15];['nbIterations=3, maxDisparity=15'.D17];['nbIterations=4, maxDisparity=30'.E15];['nbIterations=4, maxDisparity=60'.E17];['Image 90x75, NbIterations=4, maxDisparity=60'.E15];['Image 270x225, NbIterations=4, maxDisparity=60'.E19])" office:value-type="float" office:value="0.210140629533492" calcext:value-type="float">
            <text:p>0.210</text:p>
          </table:table-cell>
          <table:table-cell table:formula="of:=STDEV(['nbIterations=2, maxDisparity=2'.D15];['nbIterations=3, maxDisparity=15'.D17];['nbIterations=4, maxDisparity=30'.E15];['nbIterations=4, maxDisparity=60'.E17];['Image 90x75, NbIterations=4, maxDisparity=60'.E15];['Image 270x225, NbIterations=4, maxDisparity=60'.E19])" office:value-type="float" office:value="0.0162638797967544" calcext:value-type="float">
            <text:p>0.016</text:p>
          </table:table-cell>
          <table:table-cell table:formula="of:=AVERAGE(['nbIterations=2, maxDisparity=2'.E15];['nbIterations=3, maxDisparity=15'.E17];['nbIterations=4, maxDisparity=30'.F15];['nbIterations=4, maxDisparity=60'.F17];['Image 90x75, NbIterations=4, maxDisparity=60'.F15];['Image 270x225, NbIterations=4, maxDisparity=60'.F19])" office:value-type="float" office:value="1.5166506787656" calcext:value-type="float">
            <text:p>1.52</text:p>
          </table:table-cell>
          <table:table-cell table:formula="of:=STDEV(['nbIterations=2, maxDisparity=2'.E15];['nbIterations=3, maxDisparity=15'.E17];['nbIterations=4, maxDisparity=30'.F15];['nbIterations=4, maxDisparity=60'.F17];['Image 90x75, NbIterations=4, maxDisparity=60'.F15];['Image 270x225, NbIterations=4, maxDisparity=60'.F19])" office:value-type="float" office:value="0.0383675983295271" calcext:value-type="float">
            <text:p>0.04</text:p>
          </table:table-cell>
          <table:table-cell table:formula="of:=AVERAGE(['nbIterations=2, maxDisparity=2'.F15];['nbIterations=3, maxDisparity=15'.F17];['nbIterations=4, maxDisparity=30'.G15];['nbIterations=4, maxDisparity=60'.G17];['Image 90x75, NbIterations=4, maxDisparity=60'.G15];['Image 270x225, NbIterations=4, maxDisparity=60'.G19])" office:value-type="float" office:value="7.25113221919505" calcext:value-type="float">
            <text:p>7.3</text:p>
          </table:table-cell>
          <table:table-cell table:formula="of:=STDEV(['nbIterations=2, maxDisparity=2'.F15];['nbIterations=3, maxDisparity=15'.F17];['nbIterations=4, maxDisparity=30'.G15];['nbIterations=4, maxDisparity=60'.G17];['Image 90x75, NbIterations=4, maxDisparity=60'.G15];['Image 270x225, NbIterations=4, maxDisparity=60'.G19])" office:value-type="float" office:value="0.55053104897013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_PPM1</text:p>
          </table:table-cell>
          <table:table-cell table:formula="of:=AVERAGE(['nbIterations=2, maxDisparity=2'.D16];['nbIterations=3, maxDisparity=15'.D18];['nbIterations=4, maxDisparity=30'.E16];['nbIterations=4, maxDisparity=60'.E18];['Image 90x75, NbIterations=4, maxDisparity=60'.E16];['Image 270x225, NbIterations=4, maxDisparity=60'.E20])" office:value-type="float" office:value="0.160657383650717" calcext:value-type="float">
            <text:p>0.161</text:p>
          </table:table-cell>
          <table:table-cell table:formula="of:=STDEV(['nbIterations=2, maxDisparity=2'.D16];['nbIterations=3, maxDisparity=15'.D18];['nbIterations=4, maxDisparity=30'.E16];['nbIterations=4, maxDisparity=60'.E18];['Image 90x75, NbIterations=4, maxDisparity=60'.E16];['Image 270x225, NbIterations=4, maxDisparity=60'.E20])" office:value-type="float" office:value="0.0523990690688373" calcext:value-type="float">
            <text:p>0.052</text:p>
          </table:table-cell>
          <table:table-cell table:formula="of:=AVERAGE(['nbIterations=2, maxDisparity=2'.E16];['nbIterations=3, maxDisparity=15'.E18];['nbIterations=4, maxDisparity=30'.F16];['nbIterations=4, maxDisparity=60'.F18];['Image 90x75, NbIterations=4, maxDisparity=60'.F16];['Image 270x225, NbIterations=4, maxDisparity=60'.F20])" office:value-type="float" office:value="1.0112540475214" calcext:value-type="float">
            <text:p>1.01</text:p>
          </table:table-cell>
          <table:table-cell table:formula="of:=STDEV(['nbIterations=2, maxDisparity=2'.E16];['nbIterations=3, maxDisparity=15'.E18];['nbIterations=4, maxDisparity=30'.F16];['nbIterations=4, maxDisparity=60'.F18];['Image 90x75, NbIterations=4, maxDisparity=60'.F16];['Image 270x225, NbIterations=4, maxDisparity=60'.F20])" office:value-type="float" office:value="0.263345124843072" calcext:value-type="float">
            <text:p>0.26</text:p>
          </table:table-cell>
          <table:table-cell table:formula="of:=AVERAGE(['nbIterations=2, maxDisparity=2'.F16];['nbIterations=3, maxDisparity=15'.F18];['nbIterations=4, maxDisparity=30'.G16];['nbIterations=4, maxDisparity=60'.G18];['Image 90x75, NbIterations=4, maxDisparity=60'.G16];['Image 270x225, NbIterations=4, maxDisparity=60'.G20])" office:value-type="float" office:value="6.60305047853001" calcext:value-type="float">
            <text:p>6.6</text:p>
          </table:table-cell>
          <table:table-cell table:formula="of:=STDEV(['nbIterations=2, maxDisparity=2'.F16];['nbIterations=3, maxDisparity=15'.F18];['nbIterations=4, maxDisparity=30'.G16];['nbIterations=4, maxDisparity=60'.G18];['Image 90x75, NbIterations=4, maxDisparity=60'.G16];['Image 270x225, NbIterations=4, maxDisparity=60'.G20])" office:value-type="float" office:value="1.57517137815475" calcext:value-type="float">
            <text:p>1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ad_PPM0</text:p>
          </table:table-cell>
          <table:table-cell table:formula="of:=AVERAGE(['nbIterations=2, maxDisparity=2'.D17];['nbIterations=3, maxDisparity=15'.D19];['nbIterations=4, maxDisparity=30'.E17];['nbIterations=4, maxDisparity=60'.E19];['Image 90x75, NbIterations=4, maxDisparity=60'.E17];['Image 270x225, NbIterations=4, maxDisparity=60'.E21])" office:value-type="float" office:value="0.160657383650717" calcext:value-type="float">
            <text:p>0.161</text:p>
          </table:table-cell>
          <table:table-cell table:formula="of:=STDEV(['nbIterations=2, maxDisparity=2'.D17];['nbIterations=3, maxDisparity=15'.D19];['nbIterations=4, maxDisparity=30'.E17];['nbIterations=4, maxDisparity=60'.E19];['Image 90x75, NbIterations=4, maxDisparity=60'.E17];['Image 270x225, NbIterations=4, maxDisparity=60'.E21])" office:value-type="float" office:value="0.0523990690688373" calcext:value-type="float">
            <text:p>0.052</text:p>
          </table:table-cell>
          <table:table-cell table:formula="of:=AVERAGE(['nbIterations=2, maxDisparity=2'.E17];['nbIterations=3, maxDisparity=15'.E19];['nbIterations=4, maxDisparity=30'.F17];['nbIterations=4, maxDisparity=60'.F19];['Image 90x75, NbIterations=4, maxDisparity=60'.F17];['Image 270x225, NbIterations=4, maxDisparity=60'.F21])" office:value-type="float" office:value="1.0112540475214" calcext:value-type="float">
            <text:p>1.01</text:p>
          </table:table-cell>
          <table:table-cell table:formula="of:=STDEV(['nbIterations=2, maxDisparity=2'.E17];['nbIterations=3, maxDisparity=15'.E19];['nbIterations=4, maxDisparity=30'.F17];['nbIterations=4, maxDisparity=60'.F19];['Image 90x75, NbIterations=4, maxDisparity=60'.F17];['Image 270x225, NbIterations=4, maxDisparity=60'.F21])" office:value-type="float" office:value="0.263345124843072" calcext:value-type="float">
            <text:p>0.26</text:p>
          </table:table-cell>
          <table:table-cell table:formula="of:=AVERAGE(['nbIterations=2, maxDisparity=2'.F17];['nbIterations=3, maxDisparity=15'.F19];['nbIterations=4, maxDisparity=30'.G17];['nbIterations=4, maxDisparity=60'.G19];['Image 90x75, NbIterations=4, maxDisparity=60'.G17];['Image 270x225, NbIterations=4, maxDisparity=60'.G21])" office:value-type="float" office:value="6.60305047853001" calcext:value-type="float">
            <text:p>6.6</text:p>
          </table:table-cell>
          <table:table-cell table:formula="of:=STDEV(['nbIterations=2, maxDisparity=2'.F17];['nbIterations=3, maxDisparity=15'.F19];['nbIterations=4, maxDisparity=30'.G17];['nbIterations=4, maxDisparity=60'.G19];['Image 90x75, NbIterations=4, maxDisparity=60'.G17];['Image 270x225, NbIterations=4, maxDisparity=60'.G21])" office:value-type="float" office:value="1.57517137815475" calcext:value-type="float">
            <text:p>1.6</text:p>
          </table:table-cell>
        </table:table-row>
        <table:table-row table:style-name="ro3">
          <table:table-cell table:number-columns-repeated="3"/>
          <table:table-cell table:style-name="Default" office:value-type="string" calcext:value-type="string">
            <text:p>Average</text:p>
          </table:table-cell>
          <table:table-cell table:style-name="ce22" table:formula="of:=AVERAGE([.E10:.E22])" office:value-type="float" office:value="0.167403649716004" calcext:value-type="float">
            <text:p>0.167</text:p>
          </table:table-cell>
          <table:table-cell table:style-name="ce22" table:formula="of:=AVERAGE([.F10:.F22])" office:value-type="float" office:value="0.0165889237501363" calcext:value-type="float">
            <text:p>0.017</text:p>
          </table:table-cell>
          <table:table-cell table:style-name="ce24" table:formula="of:=AVERAGE([.G10:.G22])" office:value-type="float" office:value="1.31095398887681" calcext:value-type="float">
            <text:p>1.31</text:p>
          </table:table-cell>
          <table:table-cell table:style-name="ce24" table:formula="of:=AVERAGE([.H10:.H22])" office:value-type="float" office:value="0.128868590659769" calcext:value-type="float">
            <text:p>0.13</text:p>
          </table:table-cell>
          <table:table-cell table:style-name="ce25" table:formula="of:=AVERAGE([.I10:.I22])" office:value-type="float" office:value="7.86921884102277" calcext:value-type="float">
            <text:p>7.9</text:p>
          </table:table-cell>
          <table:table-cell table:style-name="ce25" table:formula="of:=AVERAGE([.J10:.J22])" office:value-type="float" office:value="0.970680306332835" calcext:value-type="float">
            <text:p>1.0</text:p>
          </table:table-cell>
        </table:table-row>
      </table:table>
      <table:named-expressions/>
      <table:database-ranges>
        <table:database-range table:name="__Anonymous_Sheet_DB__0" table:target-range-address="'nbIterations=2, maxDisparity=2'.E29:'nbIterations=2, maxDisparity=2'.E2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nbIterations=4, maxDisparity=30'.E39:'nbIterations=4, maxDisparity=30'.F1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7:51:46.519146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6:19:55.851663629</meta:creation-date>
    <meta:generator>LibreOffice/5.1.6.2$Linux_X86_64 LibreOffice_project/10m0$Build-2</meta:generator>
    <dc:date>2017-04-21T12:33:41.194911694</dc:date>
    <meta:editing-duration>P2DT2H16M51S</meta:editing-duration>
    <meta:editing-cycles>84</meta:editing-cycles>
    <meta:document-statistic meta:table-count="7" meta:cell-count="538" meta:object-count="0"/>
  </office:meta>
</office:document-meta>
</file>